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align="justify" style:justify-single-word="false" fo:widows="1" fo:text-indent="0cm" style:auto-text-indent="false"/>
      <style:text-properties style:font-name="Liberation Sans" fo:font-size="12pt" officeooo:paragraph-rsid="001006df" style:font-size-asian="12pt" style:font-size-complex="12pt"/>
    </style:style>
    <style:style style:name="T1"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s. Now that contact was likely, it was obvious that the Battalion was better clear of the wood, and Col. Alexander withdrew the men in small parties southwards some 300-400 yards to the Bouvancourt-Fismes Road, which was lined. Here, with an excellent field of fire, our men gave the enemy a merry time when sorties were made from the woods ; on our right the 9th K.O.Y.L.I, came into line with the remnants of the Divisional Pioneers, and a stand was made for some time. On our left, the enemy flares, indicating his line of advance, could be seen to be near Pévy, ij miles to our left rear. Under extreme pressure, the 1st East Yorkshire Regt. withdrew to an entrenched spur near St. Joseph's Farm, about | mile southwards, about midday. At 2 p.m. a French mitrailleuse Company came to our assistance, and as our ammunition was practically exhausted and we were out of touch with our supply service, they covered our withdrawal. Our strength was about 40 all ranks. Capt. Green of C Company joined us, wounded, from the French, as the " Battalion " was moving back towards Trigny. Here was located Brigade H.Q., who were preparing to move to Muizon, a small village on the south bank of the River Vesle, 3 or 4 kilometres south of Trigny. The latter place was in the utmost confusion. Red Cross cars evacuating wounded, civilians hurriedly departing, troops rushing to and fro, the village being shelled heavily all the time by the Germans. About ioo other ranks' reinforcements awaited us here, and fresh supplies of ammunition, etc., were to hand. The remnants of the 9th K.O.Y.L.I, and 15th D.L.I, were fiercely contesting a line on the heights running west of Trigny, and the 1st East Yorkshire Regiment reorganised in the valley below. The fighting died down as darkness came on and during the night all the scattered elements of the 64th Brigade and a section of R.E.s were withdrawn and they crossed the bridge over the River Vesle in Muizon just as dawn was breaking. These troops were placed under Col. Alexander. The situation was getting desperate and asjhe enemy had crossed the River Vesle at Jonchery, four miles to our left, the river line could not long be held. The French about Rheims were still holding fast, but our,left flank was in the air. Muizon was evacuated of British troops, principally of our own division, and our Battalion H. Q. were located in a small copse on the Rheims-Fismes Road, about | mile S.W. of Muizon, and about 600 yards south of the River Yesle. Our main line of resistance was the line of the main road and posts of observation were established near the river. Our battalion, a strange admixture of East Yorks, K.O.YX.I.s, D.L.I.s, N.F.s, etc., about 250 in all, each party grouped together under an officer and used as a platoon, occupied a 400 yards /m/&gt;£ria/ Way Afi/seww] THE FRENCH WERE [Groom Co/&gt;j/»"»j»A/ 1, HOLDING FAST. ÏAL SIR CHARLES H. HARINGTON (NOW G.O.C. OF THE ALDERSHOT COMMAND), WHO HAS SUCCEEDED THE LATE FIELD-MARSHAL VISCOUNT PLUMER AS PRESIDENT OF THE YPRES LEAGUE. [ZJv Aim/ /vrttiissiön o/ ƒ. RhssWJ ê- Som. </text:span></text:p>
      <text:p text:style-name="P1"><text:span text:style-name="T1">On lit dans la parlie oflicielle de la Ce tuaiiu a 8 heures, S. A. R. la princesse Marianne, épouse du prince Albert de P,russe, est accoucbée d'une princesse, a la joie de S. M. et de toute la rnaison royale. Cel evenement a été annonce aux habiians par uue salve d'anillerie. - Ou éciil des fiouliéres d'Iialie, Ie 10 mai: On apprend que lëducde Modène'a refuse la main d'uue de ses Olies a doii Miguel. Les princesses de Modèue tie sum pas seul&lt; ment belles et airoables, mais elles possèdenl en 0111re des richesses considerables ei feraienl, sous ce rapputt, un excellent parli. Ce refus doit done avoir été d'nutanl plus toucbnnt pour don Miguel qu'il n'a ernpoilé du Portugal que quelques diamans. - Oü écril de fioioschau, Ie 3 mai: I-e moib de mai nous amène des liules nombreus, Un corps de troupes russes, fort de 3ooo hommes, qui faisail parlie de la forteresie de Sillutrie, eM eptré sur Ie (erritoire de Moldavië pour retour Der en Russie; il passawle Pruib par un ponion qui sera jeté sur opte rivière pres de Leowa, pour aller aiusi«B Bessarabie. Le resle de la garnisou d&amp;JÏ&amp;istrie suivra bienlót, et alors les envinesdu Danube seronl etaièrement évacués par les troupes russes. Jassy est lempli d'offfcsers russes, qui quiileul les principauiés a regret. Le baron Ruckmann est aussi è </text:span><text:soft-page-break/><text:span text:style-name="T1">Jassy. ( Gaze/te rf'^Y«gsAo«/y.) - On lit dans le ilfo/u'/eu/' o/Zocto/j, du a8 avril: « Aux lermes d'une des clauses du traiié entre 1'empire Ottoman et la Russie, une somroe fixe devail êlre payee par la Turquie a cetle deinière dansun certain espace de temps. Cetie dette ayaoi été acquitté, a la satisfaction des deux états, les liens d'amitié qui les unissaienl déja vont se resseirer encore davantage, et la place de Sillislrie qui avait élé livrée a Toccupation russe, comme caution de 1'iulégrité du paiement, vient d'etre resiituée par eux è la Turquie, aiosi que la chose avait éié convenue. » - Uue découverte d'une portee immense Dans sou numero du 24 Octobre dernier, Ie /ovrnal rf* Jjom fait connaitre a ses lecteurs que lea scrutins dea 14 et 21 Octobre assureut pour toujours 1'existence de la majorité et du ministère catholiques. C'est aller un peu vite en besogne, d'autant plus que d'ici, deux ans, cette majorité enorme pourrait facilement se fondre. Mais il faut pardonner au i/imte«r de 1'Hótel de Viile sa sotte vantardise; elle n'est que 1'eflet du champagne de la veille. Vous savez, quand Henrietje a bu, toute la.... redaction est ivre. Découpé dans la (7Aro«^w«, parfois moins bien inspirée: « Chaque jour apparaissent aux vitrines des libraires des romans de tons les genres et de tous les formats. G'est une avalanche d'études psychologiques d'un intérêt mediocre et d'une incroyable présomption. 11 n'est plns rien de neuf dans Ie roman contemporain. Les sajets font défaat, les affabulations manquent de relief ; tout ce que l'on écrit tient du procédé. N'est-il point temps de faire Ie proces a tous ces fabricants de romans qni empoisonnent Ie monde de leurs productions malsaines et fatigantes ? Il faut mettre dans Ie mêine tas les psychologues et les réalistes, pour en revenir au plus töt aux superbes envolées des écrivains d'autrefois et aux compositions géniales des admirables artistej qui ont rénové 1'art d'écrire et de penser. C'est a cette condition seule que nous formerons des generations véritablement intelligentes et vigoureuses. C'est en exaltant Ie patriotisme, 1'art, Ie dévoüment, la vraie tendresse et les nobles sacrifices que nous pourrons lutter contre Ie scepticisme qui nous dévore et Ie je m'en...fichi3me qui est la lèpre de la jeunesse moderne. * On ne saurait mieux dire et la CAroJwj'Ks a dix fois raison. Les grands écrivains des XVII" et XVIII" siè-cles, pour ne parier que des modernes, la jeanesse contemporaine les ignore, et c'est a peine si el Ie a quelque notion des maitres sty list es du XIX«. Triste ! VÉRITABLES TRUFFES Iraïches du Périgord, qualité extra, a 20 frams Ie kilo net, rendues /ranco k la gare la plus pres du destinataire. TRÜPPE8 conserves du Périgord, a 25 francs Ie kilo net, rendne /npco a la gare la plus pres du destinalain . Afin de nous éviter les frais trop onéreux de retour d'argent, uous invitovös nos clients de faire suivie Ie montant de la commande, en nous donnant des ordres d'expédition. Oonner tres lisiblement ses noms et adresses. — On demande de sérieux représentants, tres bonne commission. POÜZALGUE, a Vitvy, pres PABIS. A VENDRE a des conditions très-avantagcuses UNE DE MAITRE, AVECPORTE-COCHÈRE, AUTRES DEPENDANCES ET JAEOIN, d'une superficie de 12 ares 60 cent., située a YPRES, BUE CARTON, N° 11. Cette Maison est a vendre avec ou sans les trois Maisons y attenantes du cóté de la Porte des Récollets. A s'adreaser rue de Thourout, n° 25. GUÉRISON CERTAINE POUDRES ET CIGARETTES SCOUFLAI&amp;E-PHARMACIEN A ATH, q^ui envoie gratis et pbakco échautillons et prospectus oü on lira de tres beaux certificats de médecins. Medailles d'Or aux expositions. DÉPÓT A YPRES I Pharmacie du D' STASSI», et toutes les Pharmacies bien tenues. UNE DAME D'UN CERTAIN AGE, sachant quatre langues, desire place comme dame de compagnie. S'adresser au bureau du journal. Fr. 1 50 (7e /Jacon; 2 Pr 50 fie /toco» dowWeJ k PLUS DE c//£T£tf;r e/?/5/// Le Nouveau London fa /;ase L ^e^a/e; fait disparaike infailliblement cheveux gris. Rend cheveux doux et brillants. Arrète la chute et n'est pas teinture. (£x^6/- foujours cou/eur ft/-une du muctteae En venle ciiez la V' Ommeslagh-Podevyn, Grand'Place, en face du Marché Couvert, et chez Vermeulen-Joos, rue au Beurre, Ypres. enlève pellicules et qui n'est pas teinture. UNEPERSONNE, disposant de deux heures par jour, VOUDRAIT DONNER DES LECONS DE DESSIN. PRIX MODÉRÉ. S'adresser rue des Récollets, 3, Ypres. Imprimerie </text:span><text:soft-page-break/><text:span text:style-name="T1">de LAMBIN-MATHÉE, rue au Beurre, 20, Ypres. Transports el Déménagements par Voiture on Auto - tapfstière CORBILLARD POUR TOUS PAYS AUTOS DE LUXE pour toutes cérémonies et excursions. CORNETTE FRÈRES Place de la Care - YPRES — Telephone N" 50 — Maison renominée depuis longue date. et se tenant A la disposition de ses clients jour et nuit. -— Tous reaseignements pour Ie déménagement pour 1'étranger Oud bekend huis; stelt zich ten alle tijde, dag en nacht ter beschikking van de kalanten. — Alle inlichtingen er het ver</text:span>huizen naar den vreemde. Voor uwe Portretten wendt U tot het vermaard huis DU HAM EEUW — PHOTOGRAAF 19, Tempelstraat, 19, YPER - Tel. 170 Begeeft zich ten huize voor alle photowerken huwelijken en familiegroepen. Al het werk is gewaarborgd - Spoedige uitvoeriag. — Open op Zon- en wekedagen. — VERVOER - VERHUIZINGEN in binnen- en buitenland met AUTO TAPISSIÈRE Claeyssens-Titeca 118, Dickebuschsteenweg, 118 YPER Telefoon 189 Verzorgd werk. Matige prijzea. BUVEZduTHÉ | DRINKT THEE « COODRO » Le Thé de Chine De Chineesche Thee c COODRO », produit «COODRO» de qualité supérieure. 1"'' kwaliteit product. EN VENTE : TE KOOP : Drogaerie GAIHANT F" Drogerij rue de Menin — 10 — Meenenstraat YPRES IEPER PISTIL.LERIE DU ROYAL AM ER Maison fondée en 1840 Vinset Liqueurs DE PREMIER CHOIX GROS DEMI - GROS Dumortier &amp; Blomme 482 &amp; 484, Boulevard Borkstael Devenu Avenue Jean Sobieski, 46-48 BRUXELLES - LAEKEN (IP District) Telephone 26.10.84 Agent pour les Flandres Madame Veuve Maurice DUMORTIER Chaussée de Furnes, YPRES (Hoekje) GRANDES SPÉCIALITÉS Veritable Cassis de Dijon (Liqueur) Crème de Cassis de Dijon (Non Liqueur» Amer Lion — Royal Amer Oxygénée (Dumortier &amp; Blomme) Oude Beste Klare et Fine Champagne Mai Sirops pur Fruits et pur Sucre ••• MONOPOLES Schiedam Weiland, Rotterdam — Cognac Delvihe &amp; C" — -— Demandez Prix - Courant Détaülé. — État-Civil (TYpres. Declarations du 14 au 21 Janvier 1910. Naissances : Verhelle, André, chaussée de Fumes. — Hoflat-k, Henri, rue de Lille. — Veniuyn, Marietta, Nouveau Chemin Sf Jacques. — Üebruyne, Leon, rue des Chieiks. — Vermiuck, Marguerite, rue Basse. — D^roo, <text:s/>Georges, chaussée de Dickebusch. Manages : Ingels, Adolphe, et Hoet, Jeanne, colpor teurs, tous deux a Ypres — Verhelst, Henri, ouvrier agricole, veuf de. Hoornaert, Marie, et Demey, Joanne, dentellière. veuve. de Angillis, Leonard, tous deux a Ypres. — Marreceau. Isidore, peintre,aNeuve E^li-e, et Thahon, Marie,' servante, a Yprus. — Vanhove, Jean, mouleur a Jette-St-Pierre, et Becquaert, Julie, sans profession, a Ypres. — Deberdt, Eraille. forgeron, a St Jean, et Verbeke, Marie, servante, a Ypres. — Stratsaert, Théophile-, commercant, a Becelaere, et Stragier, Eugenie, bootiquière, veü\é de Banckaert, Güstave, a Ypres — Derudder, Tnomas, rnusicien arabalapt, et Hahn, Marie, dentellière, tous deux a Ypres. Décès : Decraemer, Marie, 13 jours, rue des Tuiles. — Notredame, Beatrice, 69 ans, sans profession, veuve de Planqueel, Pierre, chaussée- de Poperinghe — Vantomrne, Julienne, 78 ans, sans profession, célibataire, chaussée de Poperinghe. — Knockaert, Gustave, 1 mois, rue Eigenheerd — Kerck hof, Brunon, 82 ans, sans profession, veuf ^e Parmentier, Rosalie, rue Longue de Tho'irout. — Degraeve, Pierre, 87 ans, sans prrfession, veuf de Deweerdt, Rosalie, rue de Lille. — Durez, Eugenie, 70 ans, sans profession, célibataire, chaussée de Poperinghe. — Pauwels, MathiUw, 57 ans, sans profession, célibataire, rue de la Boule. — Rcffiien, Louis, 76 ans, joutnalier, veuf de Demey, Barbe, rue des Tuiles — Verhapge, Louis, 71 ans, ouvrier, époux de i Lantshe«re, Louise, chaussée de Lille -1 Tiberyhein, Louis, 1 moi.», rue d« Lille. Gamma De liciikclan'. ChocolaI au lait parfait. Luudi 14 c», vors G heuren du soir, dans nne habitation situéa sur la place de cette commune, la petite Emma Lesage agée de 10 ans, jouait dans une ehambre éclairée par une lampe a pé-trole se troiivant sur la commode. Une de ses soeurt), moins agée, du nom de Martha, désirant prendre un objet place sur co mouble, grimpa sur nue chaise afin d'arriver a la tablette et renversa, par megarde, la lampe a pétrole. Eu tombant a torre, a cötó de la petito Emma, la lampe rit explosion et la fillette fut aussitöt eutoi.rée de tiamnn-s. La t'i'mtiif Lesage accourut vers son enfaut, affolée, elle l'emporta au dehora en <text:soft-page-break/>appelaut au seconrs. Heureusement, Emile Deboeut, facteiir den postep, 8e précipita.B'ir la fillotte et aidé du büucher Wilde, il entoura l'enfant de son cabau pour étouft'^r lesflammes. La tualheureusö tiiletto est graveuient b&gt;"uléo a la tête, aux u.iuus, aux jambes et mir tout Ie corps. Au moment d&gt;j mettre sous press-e, nous apprenons que Ie petite Emma vient de succotnber. Charles V^rmeei-cn, mieux coniiii sous Ie noui do Karel Gits, agé de 75 ars, a été victnne, Mercrtrji soir, d'un vol do 13U0 francs. 11 hm vantait souvent d avoir uub certaino fortune et des in dividiitt connaisaant probablement les habitudes de Karel Gn«, out profité de son absence, pour s'lntrodnire dans sa demeureet pourloi dérober line bourse coutenant 13&lt; '0 fiancs en pièceo do 5 francs. On ue s'expliqno [&gt;is, de quell» fagon, les voleurs sü ücnt, int-rodiiits dans cette habitation oil' l&gt;i seirure de la porte d'outréa et cel Ie tin coftre n'é-taient pas fractnrées.Ce quil y,a de curieux, c't'6t qa'nne autre bourse coutenant environ 2,100 fr. a été trouvée intacte, ü'est en rentrünt chez lui, vers huit henres du soir, qae Karel Gits a constate ie vol. POISSONNERIE \ll K\Ï\Y - PAUWELS, YPRES J'ai l'honneur de vous informer de l'époque de la nouvelle saison des UuiTRBS. Jepuis actuellement vous fournir des Huttres de 10 a 18 fr. Hullres Burnham natives. Huitres Impériales 1" quahté. flultres de Zélande, 1" qualité. Huttres Anglaises royales, üuttres d'Ostende. Huttres Anglaises dites «Westports». Toutes ces fluttres sont prises au 100, sauf !es Huttres royales Anglaises et les flultres d'Ostende dont ma maison sera toujours pourvue et que je vends en gros et en détail au prix de 12 et de 15 fr. Je puis également vous fournir des gros Homards de Bretagne et des Langoustes vivantes, du Turbot, du Saumon et tout aulre poisson de mer. N. 13. 4 /a rfemawrfe des c/ienfs je «e renctó d domici/e powr e'cat'//er /e« Le Secours. COMPAGNIE d ASSUKAKGE contre les accidents DE TOUTE NATURE. Capital 10,000,000 fr». individuelle, Collective, Agricole, V oapeurs [Jumpier». La respooaabilité ( Patrons Civile (Pharmac'*"" [/explosion des générateurs, Assurance Des accidents des chevaux et conlre voitures, Les bris des glaces, Accidents de chasses, Accidents des vélocipédistes. Pour tous renseignements s'adresser a M. Arthur Boom, agent general a Coraines. Foiis foils gut sow/fras d' OPPRESSIONS BRONCHITE CHRONIQUE écrivez a M. ESCOUFLAIRE, pharmacien a Ath, et il vous onverra, GBATis et feanco uiie boite d'essai de 3es excellents remèdes Poudres et Cigarettes Escouflaire ainsi qu'un prospectus oil vous pourrez lire des certiticats de guérisons et de QombreuBes approbations médicales. Medailles d'Ok aux expositions. DEPOT A YPRES : Pharmacie BECUWE et DONCK, pharmacien (Pharmacie Veys) et toutes les Pharmacies bien temies. MEN VRAAGT EEN ten bureclc van dit blad. La rage des cléricaux pour tout ce qui touche de pres ou de loin a 1'enseignement offlciel ne connaït plus de bornes et, comme des véritables sauvages, ils ne rêvent qu'a démolir tout ce qui rappelle les anciennes lois scolaires. A Poperinghe en particulier MM. Vanden Berghe et le ridicule personnage qui porte nom de Félix, se distinguent d'une maniere toute particuliere dans eette triste besogne. Nos lecteur s se rappelleront encore qu'en 1879, lors de la creation de Pécole des filles, l'académie de dessin qui se trouvait installée dans les anciens locaux de 1'éeole communale, fut transferee dans une des dependances de 1'école de S^ Michel. Ce déplacement n'avait pu se faire qu'après une opposition des plus vives de Ia part des valets de notre clergé. Aussi ne se sont-ils pas fait faute de saisir la première occasion qui s'est présenlée pour prendre leur revanche, tout Ie mobilier qui se trouvait encore a 1'ancienne école communale des filles, qu'ils ont convertie de nouveau en école de dessin, fut impitoyablement détruit. C'était un triste spectacle que de voir nos fanatiques énergumènes présider a la demolition de ce beau ino bilier scolaire et ce pour en faire servir les debris a la nouvelle installation de notre académie. Parmi ceux qui se complaisaient Ie plus dans cette triste besogne. Ie nasipède Félix, qui ne ramassa que des buses a 1'université, se distingua d'une maniere tellement violente qu'un catholique, connu par sa sage tolerance, (il y en a encore dans notre ville) ne put s'empêcher d'exprimer son indignation a un passant. Ces gens sont fous, dit-il, et, après avoir assisté a la scène de vandalisme dont je viens d'etre témoin, je comprends qu'il y ait <text:soft-page-break/>des révolutionnaires. «opacjateuir. Le loup s'est habillé en berger. Votre jeune confrère de la rue du Temple a fait trève a ses declamations habituelles. Dans son dernier n° il se donne des airs de victime. Il jure ses grands Dieux que personne ne fut jamais plus inoffensif que lui, .Progrèa. Il prend a téinoin ses be'névoles lecteurs, qu'il ne se defend qu'a la dernière extrémite'. Cependant, tout en se vantant de sa moderation, de sa justice, voire mème de sa véracité, il lui échappe par ei par Ia quelques compliments de sa facon contre ce bideux paTti clerical, qu'il a parfois mené joliment, comme chacun sait. Tant il est difficile de dompter sön naturel! Aussi un ancien a dit quelque part r^Va/wra/w earpe//as /wrea, fa/ne/j ««&lt;jrue recwrre/. Quel peut être le ftüt de ce doncereux langage d'emprunt? Pourquoi se défendre aujourd'hui d'avoir maintes fois insulté la religion et ses ministres ? Pourquoi ? Pwce que le jour des elections est proche. La chose est évidente. D'ailleurs notre Protée l'avoue assez hautement. Au moyen d'une protestation telle queile, on espère piper quelques électeurs. Mais la ruse est par trop grossière. Il n'y aura que les sots qui s'y laisseront prendre. Continuez, Monsieur le Rédacteur, j'ose vous en prier au nom de tous les Yprois modérés, continuez a démasquer ces hommes, qui se targuent du beau nom de libe'raux, tandis qu'ils ne craignent point de nous blesser dans nos affections les plus chères. Les cris pouesés par votre antagoniste prouvent que vous avez mis le doigt sur la plaie. Les noms sortis de l'urne electorale feront voir, je n'en doute pas, que vous aurez combattu pour les véritables interets de notre ville. Agréez, etc. /^oire a&amp;o/j/ie'. SALON TRIENNAL A OARD. La Direction de l'Académie Royale de Dessin, Sculpture, Architecture et Gravure de Gand. iS/jectafeurs ^uf s« rende/iJ cfoiyue yöur a r£x/;o«i7io/ï, empecfe Zes .&lt;ƒ Wiste* e/ Zes vraw y^/nateurs cfexa/niner avec a/ten/ion tes Productions &lt;/c» ^rts; X&gt;esira/2^ corcet'/ter /es infe'refa de ces y/mateur* ei &amp;« rfe'«{&gt;« die ceur ywi se contenfen/ d*u/t examen «upei^cie/, e&lt; cou/anf en meW e/ uftYe a /'e/iroura^nemeni des ^rts j/rrete ce yui «ui/ •• si//on aura /ieu /e Xuradt 5 /uiY/e/, a di'x /jcures du ma/m, au üfc^ee de /'Academie. Ze 5a/on restera oueerl pe«da^/ ctViy semat/ies, d&lt;?puw dü; /»«Krf« du wia/iViyjw^M'rt fua/re Aewrcs de re/epee, excepte' /e .Ot/na/JcAe 18 /«i7/c/, ^our du /«^emert^ des Pieces envoye'es au Concours. Zes Z&gt;t7raancAe, iMnJi, 3fardt e/ jlfercredt cAajue perso/zrae y«i se rendra au iSaA&gt;n Ze* JeuaV, Zes ƒ«£¦&lt;; a Z'e«eoM/a^eme/j&lt; aV* y^rte. ef .Sa/neaï o» n« pqye ieur «era re/m«, ó ce/ ^è&lt;, örae cörte d'e/j/r^ff O/i n'era/rera /7Ot/z&lt; dl» iSafora dwec ca/tn«, jMirap/uie, pagrw*/, panter oa autres oty'ett «emfi/ai/e» .• o/z /«¦« cfepcwéra au i?urea« ^tofr/i a*e ï o ce/2/;&gt; Zes «ous-o // e«/ a*eyè/ia*u ac toucher a auctttt der O6/e&lt;« ex/Jose's au iSa/on. Ze« e/«/a/z« au-aV««oiM ae rfowee an« ne «ero/z/ pas aènü au iSa/b/i. 27e« Com77U»«aire» «'y &lt;ro«weronf feu* fc* your« pour vei/Zer au matnteen ae /WaVe «£ pour (fowMr auton/ ^uepo««i£/e &amp;w rerwéi^?!*-menfe ^u'o/t pourrazt aesirer aur ce yui &lt;t rapport « /'£xpo«t&lt;ü&gt;n &gt; azVwi ou« »ur &amp; pr£lr 9«e /es .^rlis/es se propostf/U ae eendre fca» Le Botirgmestre Président, -TAK CROHBRUGGHE. t Un des Directeurs Secrétaire, \ N. CORNELISSEN. * I/erateqr fait un tablean dn regime du travail dans les mines. Nous demandons ia journée de 8 hones en tenant compte des nArmiles de l'indastrie. Le moment est «riÉI^ de légHérer en faveur des mineurs^ ^A|J|?iaodiss«nents a I'extrême gaucbe). ' AT. /r /V«»&lt;foi/.,Si nous voulons termir eette discossioa avant les vacances *fe Piques, il faut clore Ia discusskw géné-rale demain. (Adhesion.) if. Pie» 4faf?i* se declare hostile 4 la limitation. D croit que Ie principe de 1'association des ouvriers a tout a gagner au ré-gime de la liberté. Tout au moins daas les premiers temps, la loi aura pour consequence tne diminution des salaires. Ü vote» contre le projet de loi. La seance est levée a 5 heures. Seance «to /etwii f 8 Mars i909. La séaaoe s'ouvrc a 2 beures, sous la présidente de M. Cooremaa. . jfcf. .Afa£t7/« insiste sur ce fait qu'on peut réduire te temps de presence des ouvriers dans la mine sans diminuer ie temps consacre al'abattage. Si les ouvriers avaient a leur portee du materiel pour Ie boisage, ils perdraient tnoins de temps et leur production serait la même qu'actuellement. L'orateur termine son discours par un chaleureux plaidoyer en faveur de la journee de neuf heures. J!f. Calvzwzirf a <text:soft-page-break/>donné lecture d'un long discours en faveur de la limitation de la durée du travail et de la journée de 8 heures. Il s'en prend aux depositions des patrons devant la commission d'enquête. Si les ouvriers étaient consultés par voie de referendum, tous, dit-il, se déclareraient pour la journée de 8 heures. La stance est levée a ö heures. es su e e u r S7X ia ks es représeolée a YPRES par Madame A. Delmotte-Borry, RUE DE LA STATION, N°17. Teintare en nuances solides de loutes espèces de Vétemeots confectionnés sans découdre, sans déteindreni rétrécir Bpéciaiité de teintare et d'apprêt des Draperies pour ameublements. Teinture des soieries aa tendear avee tout Ie brillant et ia souplesse des soieries neuves. ffoir spécial poor Denil. Hettoyage &amp; sec perfectionné sans altérer les nuances les plus délicates, sans rétrécir et sans laisser d'odeur. Détachage partdel de toilettes riches, robes de bal. Défroissage du velours. Spécialité poor la teintnre des coupes d'étoffes défraichies. — Teinture et nettoyage des gants en peau et des plumes Propriélé exclusive de laiiaison, sans détein- i , IMPRESSION D'ÉTOFFES. dre, ni réirécir et saus souiller les doublur». | OÉGATISSAOE BT APPRETS. La MaisoD appelle tout parliculièrement l'attention des Dames sur ses ufajni/tyue* prwaW* de tetn/ur« et «fqppre**, qui ne sont égalés par aucune maison concurrente. El Ie recommaode spécialemeot ses procédés de teinture des Co«fume# pour flommes et Pardetn», dont les nuances sont transformées et qui coaservent leur forme et leur apparencc neuve. ta Maison, avantageusement connue depuis un grand nombre d'années, est la plus importante et la plus puissamment outillée du pays. Par la supériorité de son travail et la modicité de ses prix, el Ie obtient dans toules les villes oü el Ie a établi des succursales un prodigieux succes sur toutes les maisons concurrentes. Une dépêche télégraphique, arrivée hier soir, annonce que S. A. R. monseigneur Ie dnc d'Orléans est entre a Lyon Ie 3 de mois, au milieu des acclamations de toute ia population avide de Ie revoir. Le prince avail re$u diiFérens messages des autorités , pour le prier de venir mettre , pour ainsi dire , par sa presence, le sceau au retablisscment de l'ordre dans cette grande ville, naguère si agitée et aujourd'hui si calme. Les gardes nalionales de Chalons , Macoa et autre lieux, s'écaienl tnobilisées pour marchef sur Lyon, el leur zële était tel qu'ou fut oblige d' en retenir un grand nombre pout éviler l'encombrement et l'embarras qui en seraient inévitablement resultés pour les subsistauces. Aussitót après la reunion des troupes de ligne et des gardes* nationales, Ie prince a fail soa entree, qui a eu lieu a midi, sans condition aucune, et sans mème qu'il en ait été proposée. Uue foule immense se pressait sur son passage; elle a salué Ie prince, dont la presence devenait pour tous un gage de paix et de bonheur. S. A. K. s'est immédiaiemenl rendu sar la place Bellecour, pour y passer la revue des troupes et des gardes nationales, dont la conduite el l'esprii sont excellens. La, se trouvait également un immense concours de peuple, qui a donuéa S. A. R. les signes les moins equivoques de satisfaction el de dévouement. Tous les ateliers sont en pleine activité, les magasins et les boutiques sont rouverls, et chacun a dé ja repris ses occupations habiluelles el journalières. (E//) wialson a louer a ffoufftem (Ypres), pres la station, 12 pieces et jardin pour JOO/r. Ie mois. — S'adresser par écrit au N* 5i, rue de la Gare a Comines-France. Te koop per occasie : Radio pick-up en Piano in zeer goeden staat, dringend.—Zich wenden bij DOLF, Eiland, Yper. Occasion superbe a saisir de suite : Phnnn ^" magnifique meuble chêne en parfait état, ayant coüté plus de 2000 fr. Prix exceptionnel avec 24 bons disques : 600 fr. — 3'adr. a Radio Ffandre, 7, rue de la Gare, Ypres. Te koop : Herberggerief zoo goed als nieuw. Adres bureel van 't blad. A vendre : Beau Piano pnnr caus&lt;* de ^épart. — Adr. hur Hu iourn. Te koop Waschmachien nW knppren trommel Adres ten bureele. A vendre d'occasion : Aspirateur «Electrolux» comme neuf avec tous les accessoires et Cireuse «Electrolux» neuvs. S'adresser : Rue de Lille, 78. Te koop : Groote hoeveelheid ledige kisten, bij Germain Laroye, Boomgaardstraat, n' 20. Te koop : Moto Saroléa 3 1/2 H. P., in zeer goeden staat, met verlichting, reserveband en alle materiaal. Zeer voordeelige prijs. — Zich weaden : Garage "^yfgaf, Maarschalk Frenchlaan, Yper. Vfcor uw Strijkgoed en het wasschen van cols, <text:soft-page-break/>manchetten en manshem len,wendt U in volle vertrouwen tot het huis BERTH 4 TH/EREiVS, Veurnesfeenwegr, 69, Vpcr. — Verzorgd werk. — Amateurs de BON TABAC dematndez daas mi i^h tous les debits | | la marque I | de la fabriqua d&gt;&lt; tahr.c nouvellement installée avec du,maté i&lt;&gt;l moderne Gyr. &amp; Rich. TALPE Ch. de Dickebusch, 277, YPRES. La CoDstitQlioD romaine, si vivement attendue en Italië, a enfin élé promnlguée par Le Pape Pie IX, Ie i5 mars. Le peuple élait dans la joie, et 1'on, préparait de grandes manifestations en 1'honneur du Pape. Les bases de cette Constitution sont les soivantes: Uu college de cardinam éiecteurs du Souveraia&gt; Poinife et nn Sénat inseparable de ce cooseil. Deux cbombres legislatives, 1'une dite haut cooseil, dont les membres sont nom mes a vie par le Pape, l'autre, composée de dépntés élus par la nation sur le pied d'un représentant par 30,000 a mes. Lesëlecteurs sont pris parmi certaines capacités ééÊnies et parn» plusieurs categories de censitaires. (La possession d'un capital de 3oo scudi, ou le payeraent d'un inipót de 13 scudi (65 fr.) par an a l'an a 1'État, suffit pour assurer la franchise electorale.) On est électenr a vingt-cinq ans. Pour ètre eligible, il Taut avoir trente ans, posséder on capital de 3,000 scudi, ou payer 100 scudi (54o fr.) d'impót par an. Indépeodance du pouvoir judiciaire. Point de cours prévótales. Garde nationale. Liberté individuelle garantie; abolition de la cencure en matière de presse. L'iuiiiave de la proposition des projels de loi appartient, soit aux ministres, soit aux deputes, pourvu que la proposition soit appuyée par dix membres. Le droit de petition est reconnn. — La Constitution accorde'e par le Saint-Père b ses États, a excite a Rome le plus vif enthousiasme. II en sera de roêine dans toate 1'e'tendae des Élais pontificaux. ¦¦¦-On Ht dans /e ü/öcférató§ir de Mons : € La chambre des representants n'ayant pas fait droit jusqu'ici |ux nombreuses reclamations qui lui ontjété adressées re-Iativement a I'organisatibn de la garde civique, une resistance s'prganise dans la plupart des grandes viljes contre cette institution, que rien ne pikrviendra a rendre populaire tant que la*garde citoyenne ne sera pas divisée en defx bans et qu'on ne cessera pas d'en fairefpartie a 1'age de 55 ou de 40 ans. Un des priori paux moyens imagines jusqu'a présentiest celui-ci: les capitaines, lieutenants, |ous-lieutenants, sergents et caporaux de cttaque compagnie donneront leur démissimi; et quand il faudra pourvoir a leur relK&gt;UceiqQiit, les suffrages se concentrerijyj^y^^ a^^ "él mêmé"persönrie, nommee successivement aux différents grades. II en sera de mêrae aux elections subséquentes, si nombreuses qu'elles soient, de sorte que Ie cadre de la compagnie ne pourra jamais être forme. Force sera bien alors au gouvernement de reviser la loi, et la chambre une fois saisie de 1'affaire, Ton ne dout pas que cette revision n'entraine a pres elle de notables modifications dans 1'organisation de cette garde et qu'il ne soit fait droit aux plaintes qui s'élèvent de toutes parts et * qui, il faut Ie dire, prennent chaque jour un caraclère plussërieux, au moment precis oü il est Ie plus desirable dans le mainten ir dans le pays 1'amour et le respect de 1'ordre contre les excitations du debors. L'entrepreneur, chargé de la congtroction de la partie du macadam de la route de Memo a Ypree, entre Menin et Gheluvelt, ea vue de faciliter Ie transport de ses maténaux, s'était entendn avec la Société des chemins de for vicinanz, poor Ie placement de la toie da chemin de fer vicinal d'Yprea iGheluwe, de la section comprise entre Gheluwe et Ie passage a niveaa da ebemin de fer de Roulers a Ypres. Des intrigues pohtiques de chatelains ou des questions d'mtérêt de certains brasaeura, qoi se font la guerre pour favoriser 1'un ou 1'autre de leurs cabarets d'une halte, empèchent notre entrepreneur de completer ses tra vans, Ie tracé détinitif n'étant pas encore arrèté Oepais longtemps nous avons remarqué que dans ce genre de travauz «1'atilité publique, 1'intérêt privé ou politiquedominesans cesse; Ie service plus tard en souffre et provoque toujours de la part du public, des regrets irrémé-diables. Nous demandons dans 1'intérêt des communes participantes dans la construction de cette nouvelle lignequ'une decision definitive Boit prise, afin que les travaux et les expropriations qui Bont encore a faire, ne souftrent plus Ie moindre retard ; avec de la bonne volonté cette ligne ponrrait encore être ezploitée avec la üu de 1'anuée ; la <text:soft-page-break/>responsabihté du retard, b'ü y en a, devra évidemment retomber but nos maitres, qui restent mdiftérents a tous les travaux reclames par les commercantH et les industriels de la ville et de rarrondissement. Le Goudron Guyot régénère et purifie Ie sang. fte/wser, comme con/re/apon, &lt;ou/ //acow &lt;/e G / 7 p rue Jaco/&gt;, Paris. Grand Concours International. — Depuis quelque temps les iravaux ont été poussés avec une telle activité que I'Exposition de 1888 peut ètre considered aujourd'hui comme réellement ouverte. Au reste l'/Z/usfratfon jEwropeY«/ie lui a déja consacré plusieurs belles planches. Kile a commence par la Vie Générale et donne en ce moment La Croix d'Or et le Grand Tonneau Hoxgrois. Le Soleil de minuit. — A cetle époque de 1'année, la Norwège ofl're ce curieux pliénomène d'une suite de journées sans nuit, ou le soleil éclaire duranl les vingt quatre beu res du jour les sites les plus pitloresques qui soient.au monde. Ce spectacle émouvant el grandiose qui tienl du surnaturel est acluellement dans toute sa spleudeur. C'est ce moment que I'iteewrsion clioisil pour organiser une série de voyages en Suèrle, en Norwège et au Cap Nord, dont les premiers departs auront lieu le 14 Juin. On visitera les plus belles parties de ces raerveilleuses contrées, si peu connues des touristes belges,et les voyageurs pourront a leur grc prolonger leur excursion de lö a 4b jours. L'occasion est excellente et nombre de nos compatriotes tiendront a en profiler. Les prospectus délaillés seront envoyés gratuitement a toutes les personnes qui en feront la demande a M Parmentier, Directeur de l'£xcurs;o», 109, Boulevard Anspach, a Bruxelles. UNE BELLE Terres en Labour, APPABTEIART AD BUREAU DE BIEIïFAISAWCJE A LOUER, Pour crajr'oMJr a juar/tr rfes ejao Le Public est prévenu que Ie Jeudi i&lt;, Septembre iSio, a 5 heures de l'après-diner, chez le sieur Callens-Lemai, aubergiste, Maison Commune de Comines Belgique, il sera proce'dé a la niise en location publique, pour neuf anne'es consecutives, des Liens repris au texte ci-après plus amplement de'taille's : COMIÏIES BELGIQUE. /Vernier Zo/. — Une maison et dependances située rue des Moulins, occupe'e par Ferdinand Lefranc. Jouissance au 1" Octobre i84o. Ztewxzèwie Zo/. — 67 ares 75 centiares ( 7« 4o v') de terre en labour, occupée par • Francois Vanbeselaere. Jouissance que dessus. TEN BRIELEN. TVoisïeme Zo/. — Une moison a l'usage de tonnelier avec ses dependances, occupe'e par Ives-Vincent Delrue. Jouissance que dessus. Qua/riè/ree Zo/. — Une ferme avec tous ses edifices et 9 hectares 3a ares 5 centiares ( 7 bonn. 4o v') de fonds vergers et labours, occupée par Pierre-Aimé Collie. Jouissance premier Octobre i84i. SECTION CRUTSEEKE. CinyMième Zo/. — Un hectare 10 ares de terre en laboor, occupe'e par Louis Leleu. Jouissance premier Octobre i84o. Les adjudicataires sont invites a se munir de cautions, ces cautions réconnues solvables de-Tront être domiciliées en Belgique et seront présente'es k l'instant même de Tadjudication. Le Notaire COURTENSde Comines, est chargé de cette location. La Manifestation Une vingtaine de milliers de spectateurs, accompagnés de vingt-sept musiques, étaient venus de soixante et une communes de l'anden front. On notait également une delegation de sinistrés de Louvain. De nombreuses bannières émaillaient Ie ¦cortege interminable, et des banderoles exprimaient les revendications des mahifestants. Les banderoles les plus significatives disaient : « On a payé comptant sept milliards et demi de mark aux Belges qui, pendant la guerre, ont gagné de l'argent, et on refuse dè payer aux sinistrés ce qu'une loi leur accorde.» Ou bien : « Le gouvernement emploie, vis-avis des sinistrés, la méine politique que les Allemands emploient vis-a-vis des Allies : il ne tient pas ses engagements. » Le conseil communal d'Ypres, au grand complet, sauf le bourgmestre, marchait en tête du cortege. Après avoir parcouru les rues de la ville, les manifestants se sont masses sur la place Communale, autoür de quatre estrades oü des discours ont été prononcés, en flamand et en francais, par MM. Buyl et Missiaen, deputes, Martens, sénateur, Bruneel, ancien sénateur, •etc., etc. A l'issue de cette manifestation, <text:s text:c="2"/>des télé grammes ont été adressés au Roi et au président du conseil. A part quelques menus incidents soulevés par les socialistes, la manifestation s'est dé-roulée dans le plus grand ordre et une digr.ité parfaite. Le Secours. &lt;TA$SIKA.\C£ <text:soft-page-break/>contre les accidents DE ÏÜUÏE NATURE. Capital 10,000,000 fr». mdividuelle, ' S Sapeurs pompiers. La responaabiüté ( Patrons Civile ( Ptiartna I Civile ( Ptiartnac'"* \ L'explosiori des générateurs, Assurance ..' Des accidents des chc-aux el contre \ voitures, i Les bris des giaces, f Accidents de chasses. , Accidents des vélocipédistes. I'ourlous renseignemenls s'adresser a M. Akthuii BOOM, agent general a Co mi nes. Fows foiis guï «ou/fre* rf' BRONCHITE CHRONIQUE écrivez a M. ESCOÜFLAIRE, phar-ïuacien a Ath, et il vous enverra, geatis et franco uue boite d'essai de see excellent8 remèdes Poudres el Cigarelles Escouflaire ainsi qu'un prospectus oü vous pourrez lire dös certiücats de guérisons et de nombreuses approbations médicales. Médaili^es d'üe aux expositions. DEPOT A VPRËS *. Pharmacie BECUWE et DONCK, pharmacien (Fharmacie Veys) et toutos les Pharmacies bien tenues. TOUX, BRONCHITES Ze iocidsKr. — Mou cber Monsieur, je n'ai qu'un couseü a vous donner : appliqiiez-vous un paquet d'ooate 7'A«rtfw^èMg. (^a vaut iunniment mieux que toutes les drogues et tous les emplatres. N'hésitez pas. '¦ des imitations que certains inlermédiaires peu scrupuleux clierchent a lui subslituer. Nous engageons done le public a exiger toujourssur l'étiquette le nom « Ls Thermogène » et la signature Vandenbroeck et C'". GUÉRISON DE TOUTES LES MALADIES DE POITRINE par l'IOOINE da D' BROWN Cetie medication ne renferme ni opium ni substance narcotique d'aucune sorie; nc constipe par conséquent jamais: les enfants aussi ben que les grandes personnes peuveni ('employer sans danger. Tons les médecins qui Pont analysée la prescrivent et la recommandent. Un ou deux fiacons d'Iodine guérissent !a toux la plus opiniatre, la broncliite, l'influenza, etc. Dépöt general: Pharmacie dn Congres, öl, rue Royale, Brnxelles; pharmacie Pèlerio, rue de TÉcuyer; pharmacie Timmermans, rue Rouppe; pharmacie Chrisliaeüs, bóulevard du llainaut; pharmacie Debrucq, 73, rue Neuve, Laeken; pharmacie Lorent, 112, rue Mai ie-Chrisiine, Üccle; pharmacie Jamotte, Anvers; pharmacie Copernrans, Gand ; pharmacie Gevacrt, Liégc ; pharmacie Vivario. et dans toutes les bonnes pharmacies. Prix du flacon : fr. 4-50. — Envoi en province conire mandat de 5 fr. CHOCOLAT et Cacao Kwatta a deuiauder Ie 1/2 K. a 1-60 et 2-00. AGENCE GÉNÉRALE: MARTOÜGIN Fils, ÊÜSTAVE JlAILLIftRD, M'TAILLEUR CIVIL ET MILITAIRE, ilUË DB DIXHUDE, 33, YPJ1ES. GRAND CHOIX DE Vêteraenls iinperméables sur mesure, pour Hommes, Dames et Enfants. Capotes cTofficiera réglementaires , Capotes de cockers, Pelerines de chasse, Jambières et Guêtres. Etude de ÏIIe ifleurilloii, Notaire, <text:s/>A COMINES. LUNDI 27 JUILLET 4374. à 4 heures du soir, en la Salle de la Mairie de Wervicq-sud, adjudication publique fie: <text:s/>I. <text:s text:c="2"/>Wi;ryicq suo. Rue <text:s/>de <text:s/>France. UNE JOLIE MAISON, à usage d'habitation et de commerce avec 1 are 49 centiares de Fonds, Cour et Terrain, occupée par W, et M"10 Lcpoutre-Pescheïir, pour 3, 6 où 9 ans commencés le 1 Octobre 1871, au loyer annuel de 150 francs sans charge d'impôts. II. Wervicq-Belgique. Au chemin de Menin dit Ixcgen-weg. 90 ares 41 centiares de TERRE EN LABOUR, occupée "sans bail par la Demoiselle Clémentine Uazebrouck, au fermage annuel de 150 francs outre les contributions. Au chemin de Menin dii Uuoyen-weg. 70 arcs 85 centiares de TERRE 'EN TABOUR ET PRAIRIE, occupées sans bail par la.dame veuve Vandenberghe- Vanracs, an ' fermage annuel de 100 francs-outre'l'impôt. IV. Weuvicq Belgique. Au lieu dit le Vieux Chien. 1 <text:s text:c="2"/>hectare 50 ares 62 centiares de TERRE EN LABOUR, occupée sans bail par le sieur Eugène Samain, au fermage annuel de, 170 francs outre les impositions'. V. <text:s text:c="2"/>BOUSBECQIIE. A la limite de Wervicq-sud. 26 ares 50 céntia/esde PRAIRIE <text:s text:c="2"/>Dti <text:s/>LYS, loués au sieur Louis Houzé, pour 9 ans commencés le 1 ManS 1872, <text:s/>au fermage annuel de 75 francs outre l'impôt. SAISON <text:s text:c="3"/>DU <text:s text:c="2"/>PRINTEMPS. DRAPS <text:s text:c="2"/>ET <text:s text:c="2"/>NOUVEAUTES, <text:s/>AUX <text:s text:c="2"/>FABRICANTS <text:s text:c="2"/>DE <text:s text:c="2"/>VERVIERS. Maison . <text:s text:c="2"/>THIERY, <text:s/>RUE DE BUDA, 1, près du Pont de la Lys, CÔURTRAI. Seul dépôt pour la ville êe Cowrtmi <text:s/>Draps noirs pour première communion. Spécialité de Draps et Cachemires, 8/4 et 10/4 pour redingotes et pelisses. Assortiments considérables de Draperies et. Étoffes haute nouveauté pour pantalons, paletots, costumes complets; Soieries noires de Lyon; Cachemire 4/4 pour <text:soft-page-break/>robes et châles de deuil; Mérinos de France, noir et couleur en toutes largeurs; Alpaga, Orléans, Paramattas et Moirés Anglais pour jupons, Flanelle de santé, Cols, Cravates et Gilets, livrés au détail à prix de fabrique, soit 30 à 40 pour cent meilleur marché que chez n'importe quel boutiquier! <text:s/>CONFECTIONS POUR DAMES ET ENFANTS. Grand choix de confections en véritable Waterproofs Anglais, brevetées; idem Marinières depuis 2 jusqu'à 12 francs. 50 jours sont accordés pour échanger ou rembourser sans perte les articles qui ne conviennent plus. On se rend à domicile avec la collection d'échantillons. Attention à l'adresse: A. TIIIÉRY, <text:s/>Rue de Buda, 1, près du Pont de"la Lys, COURTRAI, afin <text:s/>de ne pas confondre notre maison avec celle de quelques boutiquiers. HOLLANDE. — La Have, 7 septembre. On sait que la reine est l'augusle et bienfaisante fondatrice de l'hópital Wilhelniine en ce'.te re'sidence, oü dans Ie temps de la hitte avec la Belgique les blesses e'taient traite's et soignés avec la plus grande sollicitude aux fiais de S. M.; on apprend aujourd'hui que, dans l'élat de paix dont nous jouissons, l'hópital ne servant plus au but primilif de sa cre'ation, la reine a decide qu'il recevrait une autre destination philantropiqiie pour Ie traiteraent des personnes indigentes, dont les graves blessures réclaineraient des soins particuliers. — M. l'inspecleur des ponls et chaussées Noël, chargé par Ie gouvernement beige, d'uue mission diplomatique concernant l'e'coulement des eaux des Flandres, se trouve depuis quelques jours dans cette residence. M. A. Spyers a e'té reconnu et admis en qualite' de consul de Belgique a Bois-le-duc. ALLEMAGISE. On e'crit de Magdebourg, 27 aoüt, a la Grtse/te D'après des lettres de Celle, Ie roi de Hanovre vient de contracler, dans la cliapelle de la cour de cctte ville, un niariage morganatique avec la veuve du president de la cour supérieure de Beulwitz, en presence du prince royal et des aulres princes qui nel de toutes les industries que la morale ré-prouve et que la loi tolère. » Nous croyons sincèrement que bon nombre de ces Messieurs de la presse libérale et antichrétienne détesteraient "et abomineraient le privilège, qui aboutirait fatalement à les confondre dans une classification légale où ils se rencontreraient dans la pire société. » Quant à énumérer toutes les diverses industries que la morale répouve et que la loi tolère et qui, à cause du dommage essuyé par suite de l'exercice de la liberté du culte, seraient admises par le législateur à une exemption d'impôt, nous n'en avons rien fait. Nous n'en avons parlé qu'en termes généraux, en exprimant notre sincère conviction que sur ce terrain privilégié bon nombre des Messieurs de la presse libérale seraient vexés et furieux au possible de se rencontrer avec des gens dont ils abominent et détestent l'industrie. Si ^Opinion nous avait lu sans distraction, elle se serait épargné le mal de nous traiter comme si nous mettions la presse libérale sur le même rang que les établissements de tolérance. Il est facile de prêter des énormités à ses adversaires ; mais cela n'est ni juste, ni loyal, ni honnête. Bien au contraire. la mer. Cinq hommes alors étaient dans la cale, deux parvinrent a gagner Ie pont, les trois antres périrent dans les flammes. Le resie de l'équipage alors se cramponna anx planches et aux debris. Quelques uns de nous s'attacbèrent aux mats, raais nous ne pouvions nous éloigner du vaisseau en* flammé , les cordages nous y retenaient. ïNos souffrances étaient horribles, la cbaleur nous contraignait a plonker nos corps, souvent nos têtes dans l'eau. Un bomrae avail deux jambes cassées, il fallut le lier a Tun des mats; un autre avail la tnoilié de la peau enlevée par Ie feu, qui l'avait aveuglé, ses cris fendaient Tame, on autre avait la peau entièrement arracbée du dos «t des jambes. Notre position étail horrible; les flammes s'avanc,aient verg le pont oü nous étions réunis Aucun taisseau a l'horizon. A onze heures, l'homme aux deux jamlies cassées expira. Les flammes s'ëlevaient alors a 100 pieds. Enfin, un vaisseau s'approcba et nous envoya des bateaux. Les matelots purent a peine reconnaitre si nous vivions encore. I un des brülés raourut avant que nous fussions recueillis. Le vaisseau prussien qui nous a secourus nous a débarqués le 8 juillel a Falmouth. La seconde partje de eet onVrtgtf', fotfttl1é&gt; Code des Successions, parattra -falcessanrinent. Elle comprendra toute la legislation 'stir té* successions et testaments, avec des annotation* et explications sur chaque article. ' . ! Elemens dn droit adnunistratif ed <text:soft-page-break/>Belgique publiés par les auteurs du code oonstiuuionftiel Beige explique . . . . « . fr. 3 — 5o Caractères phrénologiques et physiognoi^oniques des contemporains les plus oéléibijs, selon les syste'iues de Gall, Spurzheim. Lavater etc, avec des remarqrres, bibliogrnpiiques, historiqnes, physiologiques et htte.aires, et 37 portraits d'illustration contemporain es. ' - - fr. 6 - oo Nouveau roanuel de phre'oplogie. par Ceairg&gt; Combe ex-president de la socièté pbrenologique d'Edimbourg, ouvrage traduit de tfatigtata et augnienié d'additions nombreuses et de notes par Ie docleur J. Fosjati,. avec .i4 planches lithographiées avec sion . . . . 3 - oo Traite' de petite chirurgie par" Boorgery, docteur en medeciene de la faculté de Paris. fr. 5 - 5o Livres de jurisprudence,mèdeciile, chirurgie, fourniture de bureau etc 178. — 1. (INSTITUT Dü ir L DOGNIAUX, SPECIALISTE.) 79, Rue de l'Institut a JIJMKT pres Charleroi flernies, Varicocèle, Hydrocèle : cure radicale sans bandage pour Li vie, en 10 &amp; 18 jours, par procédés spéciaux absoluraent lersoimels, ayani fait leurs prcuves depuis do ans. Chaque année 850 a 900 cures Oemander references. Nomnreux candidat.-. aux emplois publics (chemins de fei de l'Eiat Beige, elc./ooi éte admts aprèsavoir été tr.niés a ceite cl-nique Difformité des membres: genu valgum. genu v.uuui, piods hois, pie&lt;ls- plats, etr. Albums de ctnlames de guérisons aiiesiées p ir photographies peuveut éne consultés a l'lasiiiut. Maladies des femmes : desreioies, dévatiODS, etc. Discretion absolue. Chnique de premier ordre au point de vue de l'liygièue el du confort, vastes locaux, ouill:igc perfectionné, situation paiüculièremeni salubrc, pare de doux hectares. — ÖayonsX. • ^ ' Le üocieur UOGiMAüX babite a proxiraiié de son Institut, oü ii r.^oit Luntli et Mcrcredi de 1 a 3 heures. Telephone 473. Les fiu%enfósoiU oprrtó ^r(i/artcwe;/f; t/« o»i( «jmpfem^itfkur* /rats deHounifurs Cette nuit est décédé, enlové par Ie mal qui Ie tenait éloigné depuis qnelc[ue temps de son Parquet, M. Ie Procureur du Roi Ed. Berghman, agé seulement de 50 ana. A 1'ouverture de 1'audience de ce jour, M. Ie Président Iweins, au nom du Tribunal civil de 1™ instance, a, dans quelques paroles émues, fait Péloge du défunt et exprime les regrets que sa mort prématurée fesait éprouver a Ta magistrature. t, M. Ie Substitut Dumortier s'est leve pour exprimer les mêmes éloges et les mêmes regrets. Puis M. PavocatBossaert, au nom du Barreau, a declare s'associer aux sentiments et aux paroles de ces magistrats, ajoutant que, pour tous ses confrères comme pour la iamille deThonorable défunt et pour le Tribunal, la mort de M. Berghman était une douloureuse per te. L'audience a été ensuite levée en signe de deuil. //&lt;wr/&gt;/ces c/k//». — &lt; La commission administrative des hospices civils d'Ypres est autorisée a accepter, sous deduction d'une valeur de deux millions de francs, le legs universel fait, au profit des dits hospices, par M. Charles Godtschalck, propriétaire a Zillebeke. Etat-Civil d'Ypres. Declarations du 23 au 30 Septetn. 1910. Naissances : ¦ '¦ Vandenberghe, Henri, cliaussée de Zillebeke. — Hof, E mile, rue Basse. — Salomé, Camille, chaussée de Zonnebeke. — Duplacie, Gérard, Wieltje-* straat. — Buseyne, Valere, Zaalhof. Manage : Weckesser, Maurice, horloger, et Deconinck, Emilie, sans profession, tous deux a Ypres. Decks : Laridon, Rosalie, 73 ans, sans profession, veuve de Lobbestael, Constant, Kalfvaart. — Vanhuyze, Octavie, 69 ans, cabaretière, épouse de Verhaverbeke, Pierre, rue du Lombard. — Galwaert, Virginie, 81 ans, sans profession, veuve de Fiers, Louis, rue de Lille. — Hellin, Pierre, 74 ans, sans profession, vêüf de Clabeau, Rosalie, rue de Lille. — Debeuf, Henri, 49 ans, sans profession, époux de Tyberghien, Sidonie, rue Longue de Thourout. — Longcamp, Pierre, 83 ans, sans profession, célibataire, rue Longue de Thourout. — Waterbley, Amélie, 73 ans, sans profession, veuve de Óondeyne, Théophile, rue de Menin. — Deworm, Sylvie, 76 ans, sans profession, veuve de Verledens, Pierre et de <text:s/>Paket, Charles, rue des Aveugles. On souscrit «lès ce jour A L'INDICATEUR GËïilAll ILLUSTRE DE L'INDUSTRIE ET DU COMMERCE BELGES 1875 Paraissant courant du mois de Mai de chaque année. Ouvrage approuvé par le <text:s/>Gouvernement. Cet ouvrage est distribué gratuitement dans les principaux établissements de la Belgique et des grandes villes de l'étranger: Cafés, cercles, sobiétés, hôtels, restaurants, et sur les cateaux à vapeur. Le prix de la page est <text:soft-page-break/>de 80 francs; la demi page, 50 francs; le quart de page, 35 francs; le huitième de page 20 francs. La souscription est faite pour deux ans (Mai 4875 à Mai 4877), et n'est payable chaque année qu'après publication de l'ouvrage (Mai 1875 et. Mai 1876). Tout souscripteur d'une page a droit au volume relié avec luxe. Ceux d'une demi-page, au volume broché, et ceux d'un quart et d'un huitième de page recevront la forme dans la quelle ils se trouvent et le nom des établissements de leur ville où est dé-posé Y Indicateur général. Ecrire franco à MM. Lechein et Picard, éditeurs et agents de publicité 41, rue d'Edimbourg, à Bruxelles. Etude du Nqtaire NAUDTS a Comlnes &gt; I POUR SORTIR D'INDIVISION •Vente pMbKgwe* e* voZontoire dune bonne MASSON et 6 a. 27 ca., .sise a Comines Corent'je, rue de Messines. Oocupée par les vendeurs qui la mettrons a la libre disposition de' judicatbiv ? t ,^&gt;., Tisiies: tous les jours de 14 a 16 h :'¦ /3EANCE UNIQUE le mardi 10 février 1952 è. 14.30 heures tres precises au Pré-tolre de la Justice de Paix, Place 9t Marün, WÊRVICQ. Pour renseignepaents s'adresser en l'étude; ' (5344) Studie van de Notaris E.-L. DECOCK te Nieuwkerke. . Op Zaterdag 23 Februari 1952 Ie 2.30 uur namiddag, ten'huize' van Hr Felix Vanpeteghem, Lokerstraat 175, te KEMMEL, OPENBARE VERKOPING van allerhande Meubels, Menagegerief • Kindervoiture als nieuw • Landbouwalaam • enz. Gewone voorwaarden. Komptante betaling. (5737) Etude du Notaire DE SIMPEL a Warnêton. Adjudicat.: Mercredi 27 févr. '52 a 16 heures, «Au Faubourg de Lille», rue de Lille a Warnêton. Mai Cornet - Cft. de Comines, Ü5B MA1SON avec 6 ares 78 centiares de fonds. L'aMt'attce liberale ne lardera pas a êlréconslituée, et son organisation aura probablement pour première consequence la concentration des forces liberates dans la plupart des arrondissements. On espère qu'ellc pour ra prendre avant la Noël d'importantcs resolutions que viendra en quelque sorte corroborer Ie Congres des socié-tés liberates ouvrières fixé a cette date. Avant tout, on compte que ces deux organismes de noire parti décideront des mcsures de propagande active, les libéraux ayantélé dé-passés dans cette voie par les socialistes el les cléncaux, qui sappuient sur un nombre considerable de cercles, d'associalions, de federations, de ligues, de syndicais, de cooperatives, etc., etc. Bref, on va tenter de rendre Ie plus de vilaiité possible au parti liberal, découragé par 14 années de défailes. Mais en 1870, les cléncaux aussi avaient élé éloignés du pouvoir pendant un tres grand nombre d'années, ce qui ne les a pas empéchés de s'en emparer et de redevenir majorité Exemple a suivre... DENIKR nES ECOLES 1 Listes prècétletltes. Botte du Saumon, » Café Royal, » Eperon, » St. Sébastien, LA1QVES. fr. 46,896-43 14-77 ld-15 5-4* 15-48 Total fr. 4G,»48-24 n jusqu'i ee jour, fr. 45,270-19 Reste en caisse, fr. 1.678-05 La Comité du Denier des Ecoles Laïques d'Ypres a l'honneur d'informer 1« public,qus Ie tirage de la loterie du Tableau offert par M. Pauwels aura liou Ie Dimanch« 27 Septembre procbain. Programme du Conceit qui sera donné a la Société de la Concorde d'Été, Ie Uiraanclie 12 Juillet 1885, &amp; 5 1/2 heures du soir, par la Sociéto d'IIarmonie de Zonnebeke. 1'Porhe. 1. L«s Volontaires, marcbs par Métra, 2. Ouverture de la Dame Blanche, Boiêldieu. 3. Fantaisie sur des motifs de Boccace, Von Suppé. 4. Aimona-Duus, valse par Le Cocq. 2' /"arti'e. 5. Entre-Dous, gavotte, par Reuland. ö. Fantaisie sar des motifs de Lucie de Lamnlnrmoor, Donizetti. 7. Hymne, marche et danse de 1'opéra: Aïda, Verdi. 8. D«ui arenir, redowa, Staeuebruggen. Arriver avaot de pirtir. Signé: 7875 FR. DE BÉNÉFICES AVEC PROVISION DE 312* 50 iNous avons telegraphic a nos clients : achetez de suite JEtio Tinto, Tha,rsis-&gt;, Cape Copper, l&gt;e Beers el Mines d'Or. Ces valours vont remonter vivement en Avril. Le Rio seul peut monter de 200 011 300 francs en 48 heures ! II revcrra le cours de 2700 francs et memc 3000 francs avant fin Mai. Achetez de suite 25 litres avec 312 fr. 50 (option a fin Avril ou a fin Mai) ou 50 avec 625 fr. nets de lous f ra i s Les clients acheleurs profiteront en Mai du coupon de 75 fr. sur le liio Tinto. On peul vendre dès (|u'il y a benefice et nous payons de suite en femboursant la provision versee saus aucune retenue. Four Cape Copper, Tharsds, I&gt;e B&lt;iers, .Mines d'Or ou ehemius de fer amérieains, il faut 156 fr. 25 pour ètre acheleur de 25 litres a choisir. — Adressez au plus tot ordres et couvertures a <text:soft-page-break/>The Anglo continental l^inancial Exange, 6, Laurence, i^oiiutney IXill, London E. C. Kenscig'neuients com[)lementaires gratis sur deruande. Étude <text:s text:c="2"/>du <text:s text:c="2"/>Notaire <text:s text:c="2"/>L A U W E R 3 <text:s text:c="2"/>h <text:s text:c="2"/>Ypres, <text:s text:c="3"/>rue <text:s text:c="2"/>Carton, <text:s text:c="3"/>15. LUNDI 28 FÉVRIER 1927, a 2 heures 30 de relevéa a <text:s text:c="2"/>YPRES, <text:s text:c="2"/>en <text:s text:c="2"/>l'Hötel <text:s text:c="2"/>« SKINDLES », <text:s text:c="2"/>Place <text:s text:c="2"/>de <text:s text:c="2"/>la <text:s text:c="2"/>Gare fttïse - sk - Prix <text:s text:c="2"/>avec <text:s text:c="2"/>Prime <text:s text:c="2"/>de : COMMUNE <text:s text:c="2"/>DE <text:s text:c="2"/>PLOEGSTEERT UNE BELLE FERME avec 5 Maisons Ouvrières sise au hameau « LES RABECQUES », le long de la chaussée d'Arraentières a Messines. Contenant <text:s/>14 <text:s text:c="2"/>Ha. <text:s/>3O <text:s/>apes <text:s/>31 <text:s text:c="2"/>ca. Le tout loué a Hector Lecomte, la ferme jusqu'au ir Octobre ig3o, et les cinq rnaisoas pour 3, 6, g années, corrimencées le -ir Décembre ig25. — Divisée en i5 lots. UNE PARTIE DE LABOUR sise <text:s/>au <text:s/>hameau "« LA <text:s text:c="2"/>HUTTE ». <text:s text:c="3"/>— <text:s text:c="3"/>Contenant <text:s text:c="2"/>83 <text:s text:c="2"/>ares <text:s text:c="2"/>2O <text:s text:c="2"/>ea. Occupée sans bail par Emile Bonte. Communes de Ploegsteert &amp; Warnêton LJne bonne Ferme sise le long d'un chemin empierré reliant ces deux communes. Contenant <text:s/>5 Ha. <text:s/>65 <text:s/>ares 7O <text:s/>ca. <text:s text:c="2"/>— <text:s text:c="2"/>Divisie m 7 lots. Louée a Henri Baekelaadt jusqu'au ir Octobre ig3o. Adjudication : LUNDI 14 MARS 1927. Prime a nos lecteurs. Tout Ie monde a <text:s/>PARIS, lors des fêtes nationales frangaises*. En vue d'etre agréableanoslecteurs, nous avons decide, avec Ie concours du TOURISME de La.Louvière, d'orgajiiser courant de cette année une série . d'excursions de 5 jours a PARIS et <text:s/>VERSAILLES a prix extra-réduits. Le prochain depart aura lieu Ie 13 Juillet, via Lille ou Tournai, selon le npmbre d'adhérents, 20 au moins. Le depart de Lille aurait lieu a 10 heures 25 m. du soir et celui de Tournai a 11 heures 41 m. du matin. — Prix : en 3e classe 53 fr. 70, en 2e classe 60 fr. 70 /(coupon aller-retour, metro, voitures, bateaux, omnibus, hotel, restaurant, guide et attractions diverses. Les inscriptions et cotisations seront '¦recues au journal jusqu'au 10 Juillet. Les programmes et prix par region seront fournis sur demande faite au journal ouauTOURISME, LaLouvière. Nous insérons, — a cause de son origiualité mème, Ie sonnet suivant, sorti de la plume d'un ouvrier typogiaplie , qui se dispose a aller, comme tant d'autres, cbercher fortune en Galiforuie. Aux. rivales lointams de la Cahfornie, Pai-tu'i, vous kms qu'tuupnrte un sou file ave AUcZj aux profondcurs de ses üans généreux, Dtuiiauder tous ccs bieus cju'ici Ton vous dünie. En ^roupes fraternal» et puissans d'liainiouiej üoubli'z, par I'uuiou vos eitoiLs vi^cmit-ux; Et Mir cct OcéiiH aux bords .silcuciuux ^ Uu travail liluc et furl déploytv/, Ie génie. l\jur vous if'*coin['t'ii.scr tiu labt'ur de vos jours, La tt-lit- a dcs tr'/iiirs : olio en contient toujours, Et j.unais avoc flit: ou lie 5e liuuve en pertt. Mais, CftU' fois, pour vous tile fait plus encor, Kt la Oiuluini'-- est une cai.sae mneite, Ou, itumiiu uu vi'ai bauquier, elle vuus paie cu or. Dansex, chantez, dauscz! — BÉBAHGEB. — Dimanche matin, 6 du courant, notre ville pre'sentait un air d'activite', un mouvement animé, qui ne sont pas dans ses habitudes. A voir les groupes nombreux qui, malgre' les bruines de la journe'e, s'étaient forme's snr la Place; a voir la démarche affaire'e de certaines personnes, ordinairement oisives, a observer les petits conciliabules tenus autour des calorifères de nos trois principaux estaminets, on eüt vraiment cru qu'il s'agissait de la nomination d'un se'nateur, d'un repre'sentant, ou de la signature d'une petition contre le morcellement du territoire!... Tout e'tait absorbe' par la preparation de cette grande affaire : le projet d'adresse de la chambrc des deputes, et le scandaleux procès-Ciisquet, la re'vocation de Francois et le comité-Dncnéliaux tout Va fa proposition de M. Ie goüférneTTr de la Flandre-occidentale; ui alelier d'appreoiissage et de perfwu'oooemeat pa*r la fabrication de lissw de lin et d'étoffes a pantalons sera érigé avec Ie concours de l'État, dans la ville de Couflrai. — Par arrèiés royaox, en date du 3i mars, les subsides ci-après indiqués sont accordés pour travaux de voirie vicinale et d'bygiène publique aux communes doot les corns soireot: Woesten 35o, Haringhe 800, Messines 3oo, Varmezeele 1,000. — Des arrêtés royaox da 31 mars accorifaot les subsides suirants aux communes et anx institutions ei aprèi désigoées, pour la ten te a prix reduit de deorées aiimentaires aux ourriers indigents : Au comité de cbarité de Zantvoorde, 5o fr. Aa comité de prévoyance de Clercken, 600 fr. A la sociélé alimeotaire de Langemarcq, 535 fr. En ven Ie au bureau de celle feuille : GRAND CHOIX DE CARTES A JOUER. HOUTMAGAZIJN. Algemeen Agentschap VAN BOUWMATERIALEN. KALK EN <text:soft-page-break/>CIMENT IN 'T GROOT Doornljkscli Steen. Alfred De Brouckere ROUSSELARE, Vaart, (Vec/iter /crtit^ 29. TELEFOON 29. DEPOTHOUDERdkrPANNEFABRIEK HOUT in alle lengten, dikten en breedten, aan prijzen beneden alle konkurrentie. Kosteloos vervoer VOOR EENEN lieerden vrae lit. Alle slach van BOUWSTOFFEN: Boom-8che en Fransche paenen, tichels, trottoirtichels, ceramiek- en citnentvloeren, grèsbuizen, majolipk en versiertiehels, rauurdeksels. — Alles te zirn en te bekomen in 't magazijn Bijzonderheid voor KALK IN ZAKJES, CIMENT ROMAIN nn CIMENT PORT-LAND, te Inkomen in 't magazijn. KALK IN BROKKEN, eerste, tweede en derde klas. COUL1SSKPANNKN i» «M? *&lt;??&lt;«««, ««7 ^e NOTAIRE A COMINES. 1*—Jeddi il Jctllet 1861,a Gheures de relevée ao cabaret /a Fontaine a Comines, ADJUDICATION dune M/l/SOiV avec son Fonds a usage de Boulangerie située a Comines, rue du Faubourg. iWise d prtz d 2,100 /rancs. 2' — Londi15Juillet1861, a 2 heures de relevée, a la ferme occupée par la veuve iVofre Dame Ca/n/ pres la place a Houthem, Ven te publique et volontaire, de RECOLTES sur pied, INSTRUMENTS ARATOIRES et RESTIAÜX. 3* — Ldndi 22 Juillet 1861, d 2 Aewres rf« retevée, «ur /e* (erres occupées por /a v' BraemDoro d Cowines-tón-Bric/en, FenJ« p«6%ue tie /iéco/(e« sur pterf. 4' — Lundi 29 Juillet 1861, d 2 teures de re/et&gt;ée, d /a /erme et sur /es terres occupées par SerapAtne firei/ne 'd Comines ten -Brie/en Fenfe (/e fiéco/les, /nsfruments a ra f o tres e/ L'affaire eu calomnie intentée par M. le marquis de Larocbejaquelein contre le journal la iVfl/z'ott, a propos de quelques articles publiés parce journal, a été appelée saiuedi, pour U seconde fois, devaul le tribunal de 1" instance de Bruxelles (cbatnbre civile). On se souvient que les fails politiques oni éte" écariés de la cause et qti'ii ne reste b plaider qne sar les fails relatifs a la vie privée du demaodeur. Comme a la première audience, M" de Paepe, do barreau de Gand, s'esl présenté pour défendre M. de Larochejaquelein. M" Fuuck, du barreau de Bruxelles, a pone la parole pour la iValion. Le tribunal, après avoir eniendu les plaidoiries, a ordonné le t envoi de toules les pieces au ministère., public et tenu la cause eu deli be'ré pour le prononcé du jugement. EX-PHAEMACIEN A 'ALGER. Plus de Mercure, plus de Copahu ni Cubèbe. — Z'iw/ecfe'oa /&gt;eyrar^ est la seule au monde ne contenant aucun principe toxique ni caustique, gaérissant réellement en 4 et 6 jours. — RaptPli édi d'Al t é g j p Port: « Plusieurs médecins d'Alger ont essayé /«/ectóo» Peyrar^ sur 232 Arabes atteints d'é-coulements récents ou chroniques, dont 80 malades depuis plus de 10 ans, 60 depuis 5 ans, 92 de 4 jours a 2 ans. Ce résultat inouï a donné 231 guérisons radicales après 6 a 8 jours de traitement. Deuxième essai fait sur 181 Européens a donné 181 guérisons. Ont consttfté l'excellence : les docteurs Belari, Ferrand, Ali-Boulouk, etc. » Chez l'inventeur E. PEYRARD, place du Capitole, a Toulouse, et dans toutes les pharmacies. Imprimerie du « PROGRÈS » Materiel complètement rênouvelé et perfectionné |»our IVxérulio» rapide rl soignéc de leus les griirrx IDE TRAYAÜX TYPOGRAPHIQÜES Car/es de mi/e. Caries «fadrme, &lt;f nitrifa/ion, de conpoea/ion C/rcufatVfs, Pro«pec/«s, PapiV/ons, LeWres de /aire parf &lt;/g nawsance. de mar/ape, de de'cès, /mpnmes po«r /e Commerce, /VndusfrtV, fes /Idniintstra/toru. Ltwes a soucAe, /?ejrjs/»es. Co/a%«es. .Specimens, Papiers a /ïrwe, Papte»- a /e///e, £Ki»e/oppes, Fac/ur'es, lfemorawd«ms, £f j^rue/to. Programmes de Cowcerfó, feto e/ Soirees, ,4#cAes e» &lt;oms jrenres. de fous /örmafó, rie /t/xe f/ ordinaires, /mpressfon de Ltpres, BrocAwres, Periodi^ues pom a«re«r« et edjVeMrs a condMoNs Oès apan/a$reu«es Imprimerie du « PROGRÈS 80. — Jeudi, 56® ANIVÉE. 8Octobrel896. — 6 FRANCS PAU A1V. — JOURNAL DTPRES ET DE L'ARRÖNDISSEMENT. PAKAISSWT LE JEUDI ET LE DDfAJVCHE. TIKES ACyDIRlT ECNDO. ABONNEMENT PAR AN: Pour ['arrondissement administrate et judiciaire d Ypres, fr. 6-0O INSERTIONS: Annonces: la ligne ordinaire fr. 0-10 ; Reclames: la ligne, fr. 0-25. Ifisertionsludiciaires : la ligne, un franc. Idem. Pour Ie .restant du pays. » 7-00 Les annonces sont recues : I'our l'arrondissemcnt d'Ypres : aux bureaux du Procrès : Pour .**¦, ., , . -, , Je festónt de la Belgique et de l'Etranger.t'galement aax bureaux dn journal LEPROGRES, tout ce qui conceme Ie journal doit être adressé a I'ëditeur, rue au Beurre, 20. On traite &amp; forfait. •— La commission Je <text:soft-page-break/>Texpositinn naiionale s'est réunie hier en assemblee générale. Eile a decide qu'au lieu de trois tableaux liihograpbiés il y en aura quatre. Les persoones qüt prendront une aciiou a la loierie auront droit è une lithographic Les qaalre tableaux sont: I» Ie n. t itj, teprésentant /« Co/n/e efe jWt-Carérae distribuaot des bonbons a des jeunes écoliers, par F. de Braekeleer d'Anvers; /?ar urae afcr^e, par E. Verhoeckboveu, de Bruxelles; 3" 280, /a /?&lt;7/z0'cb'c/K&gt;n iV«/?-a/e, par A -L. Husin, de Malines, el 4" Zfam mores^ue, par Ph. van Brée, a Bruxelles. Les artistes dessinaieurs a qui soul confiés ces ouvrages soul MM. Madou, Laulers et Vaoderhaert. L'Orgwie cfe* .F/arzc?re.s annonce qn'un pétitionnement s'organise conlre Ie projet de loi snr 1'ensignement moyen et qu'a Courlrai, Yseghem, Roulers, Ypres et Thielt on signe des pétions en ce sens. — On écrit de Gesve (province de Namnr), Ie i5 mars: « Hier, la femme d'on jonrnalier a fait tomber un fusil chargé; Ie chien reposant sur 1'amorce Ie coup partit, et la panvre nière de familie fut atteinte a la plante du pied. Heurensement, la charge n'ayant fait que 1'effleurer n'a produit qu'un sillon dont les suites ne seront pas, on 1'espère, très-dangereuses.» — On assure que les fiancailles de LL. AA. RR. M°" la princesse Louise des Pays-Bas et Ie Prince</text:p>
      <text:p text:style-name="P1">YPER, van 16 tot 23 Oogst 1928. Geboorten. — Samyn Gerard, Zonnebeke-Steenweg. — Derlyun Daniel, Zonnebekestw. — Cailliau Willy, Dickebuschstw. — LowarieTherèse, Lange Thouroutstx. — Boudm Koel, Hoornwerk. - Moerman Roger, Capucienestraat, 15. — Dejaegher Yolande, Korte Thouroutstr., 15. — Lebrun Odette, Tempelstraat, 33. ' "Överlijdens. — Rosseel Pharaïlde, 57 j., z. b , echtg. Senaeve Alfons, Poperinghestw. — Grimoaprez Emüius, 77 j., handelaar, gedttg Wöllaert Philomena, Statiestr.. 28 — fHUiS Elisa, 38 j , winkelierster, echtg. Ver plancke Charles, Rijsselstr. — Rossaert Colette, 7 m., Veurnesteenweg, 121. 'Huwelijk. — Bekaert Hector, merser te Brielen en Deruddere Magdalena te Yper. WERVICK, van 8 tot 22 Oogst 1928. Geboorten. — Dorwe Gerard, Sektie D, 45. — Vanslembrouck Marceau, Sektie F, 906.— Leroy Jeanne, Nieuwstr., 40. — Delva Joseph, Magdalenastr., 114 - Vansuyt ; Bernard, Spellestr., 4. - Malfait Roger, Sektie D, 75. — Vercruysse Marie, Sektie F, , Oyerlijdens. — Debie Maria, 19 j., in 't hospitaal. — Neyrinck Estella, 1 m., Steenackerpl., 10. — Denys. (manneliik, Ielenloos), Ommegang-str,, 45 — Lesaffre Ju-Uov 85»ftf«weé-.—vWadslannoitte, in 't Ouderliih L Mhild 77' j • lineengesticht. — Lannoy Mathilde. 77' j , wed. Vahhuyse, Bruggestr., 12. Clicque Sylvie,83 j., wed. Verhaeghe, Molenstr., 8. Huwelijken. — Déreumaux Julian, garenbestreerder en Ghesquiere Leonie, spoel ^ter^ b. v. Wervick. — Malfait Valere fawerkster, b. v. Wervick. — Tillie Achille, garenbestreerder en Duck Irma, wêéïstëÉ, b. v. Wervick. — Verhaeghe Omer. fabriekwerker en Deleu Agnes, fabriekwerkster.b'. v. Wervick. - O verfeit Edou rd, pla fbnneerdèrsdiener en Seys Zulma, fabriekwerkster,b.v. Wervick — Beaurain E'igène autogeleider te Ascq (Fr.) en Vanderstraeten ELza, dienstmeid v. Wervick. — Dourny Gaorges, garenbestrfierder en Bulckaen Ag nes, fabriekwerkster, b. v. Wervick. - Beloften — Vènant Gerard, schilder te Wervick en Braem Germaine, stekster te W.eryick Frankrijk. Vrienden en kennissen worden uitgenoodigd de ZIELMIS bij te wonen die zal gezongen worden op Zondag 7 April, om 8 i uur, in Sint-Maartenskerk, tot zielelafenis van Mevrouw Elisa HERMAN weduwe van Heer Theodoor Moyaert Oude Veurnestraat, 3. (2055) Vrienden en kennissen worden uitgenoodigd de ZTEI.MIS bij te wonen die zal gezonden worden op Zonder 7 April, ran 8 è uur, in^nt-Ptetersfcëirk, toï zieïelafènis van Vrouw Maurice DIDIER geboren Felicie Buseyne. (2054) Vfiendeh en kentussëri worden uitgenoodigd de ZIELMIS te willen bijwonen die zal gezongen worden op Zondag 7 April, om 8 J uur, in Sint-Jacobskerk, tot zielelafenis van Heer Alphonse KERRINCKX gewezen koster der parochie. (2053) Vrienden en kennissen worden uitgenoodigd de ZIELMIS te willen bijwonen die zal gezongen worden op Zondag 7 April, om 9 uur, in Sint-Niklaaskerk, tot zielelafenis van Heer Jules DESMADRYL echtgenoot tan Vrouw Flavie Vandeputte. (2036) Vrienden- en kennissen wordea uitgenoodigd de HEELMIS bij te wonen die zal gelezen worden op Zondag 7 April, om 11 <text:soft-page-break/>è uur, in Sint-Maartenskerk, tot zielelafenis van Mevrouw Julien TAHON geboren Maria Verhaeghe. (2037) Vrienden en kennissen worden uitgenoodigd de ZIELMIS te willen bijwonen die zal gelezen worden op Zondag 14 April, om 7 uur, in de Parochiale kerk van Brielen, tot zielelafenis van Heer Leon PEENE. (2056) Vrienden en kennissen worden uitgenoodigd de ZIELMIS bij te wonen die zal gezongen worden op Zondag 14 April, om 8 £ uur, in Srnt-Jacobskerk, tot zielelafenis van Heer Charles TEMPERMAN Meenenstraat. . (2057) Vrienden erf kennissen worden uitgenoodigd de JAARMIS tij te wonen die zal gezongem worden op Zondag 14 April, om 9 uur," in Sirit-Niklaaskerk, tot zielelafenis van Heer Julien VERRUE-GADEYNE (2065) Vrienden en kennissen worden uitgenoodigd de ZIELMIS te willen bijwonen die zat gelezen worden op Zondag 14 April, om 11 £ uur, in Sint-Maartenskerk, tot zielelafenis van Madame Charles BODAKDYSEKBYT (2058) ; De «Kraftfahrzeüg-Besehaftufegfüppe» voor' België" éti Noord-Frank|Ufc*aë%ltmee: • -. ;;;-,-,-• Ten einde de Belgische «conómië - jb de mate van het :mogelijke; te normaliseeren.: heeft de K&lt; J^ . £. - Besch. jGruppe;voor België enjNoord:franl«rijk. gen 'sp^ciai^ 'aïdeeiïng ingericht die tot .taakheeft zich WezlgVhöÜ; den niet het regelen der ¦ onvolledige en onregelmatigebewijzen van ..inbeslagneming', van : ayfea's. Ook h«t/•»». lorde, brengen van. onvolledige en onregelmatige preetatiebewijzen werd aan de bevoegdheid yah bewusten dienst Wderwörpen. ' ' ; Het kantoor van dezen dienst bevindt zich lé' Xlkkèl. iKouz«a'ülaan, 92, 4n de buurt van de' Sterr.ewachtii.Cte--lijkaardige kantoren werden ingericht te AntvyeTij«U :te Luik,^te Gent en, te Rijsel. ; Ten ëihiïe tijd en ihoeïte te sparen wórdt hfè¥biï'bc 'keiïd'gemaakt wdaraan'taen aich heeft te houden «in -een regeJniatigifcewij» van inbeslagneming te bekomen. ! De ingestuurde aanvraag moet van een Duitsche vertaiing begeleid zijn. : 1. De inbeslagaam^ van. de^wtordgqr'Jde Duitsche Iweermacht n^et geloofwaardig borden gemaakt. Dit igeïeuirt door''hét vi?ortegge?i van' het béwiis'vantnbeslaënèming; óf''van' eeri' jjiectóige yërklarilig van 'den Eigenaar,' eventueel bekracKügd door de Vérklarinê vén' ;t wee "getuigen óf van' dë ptaatseiijke overheden.''^'""' 2. Hef b'èwijs dient geieWrfcf dat 'degene die 'Öë' Wïf- " vraag ïh^ïent,' 'de' eigenèfalf 'i's. van dë Bëtreftëndë iutar patórec^t:&lt;?ï&gt; het^yóerjtüig. kürniën;:inroepen. ; '.r!£J":; i ï Ook clé originëele aaïiKcoptóctinïr.dient'v'oörgelè^iS.'; iZóp 'dit niè]t mógëiijk is^ is,een plechtige' veTKiariig ^èr-'; ¦ i?i; verzoeker moet ook inlichtingen yfeirstrekken óver den afstand", den'toestand Van Bet Voertuig/ ; ''¦"¦;;•¦. i Valsche vermeldingen wc,rden zwaar''gestrEffl "'"' ' Al de vereischte verklaringen moeten door de Belfiiscne plslatsèlijkfe öVerheBen bekrachtigd' zijii". ' ^ WEEK VAN 28 JUNI TOT 4 JULI LEVENSWIJSHEID. Tot een goede taktiek behoort, dat men al zijn afspraken, ook de kleinste, trouw nakomt en dat men stipt op tijd komt Aan het op tijd komen herkent men de gentleman. WENS HUN EEN GELUKKIGE NAAM-DAG. Zondag 28 juni; Benignus, Ireneus, Paulus, Marcella. Maandag 29 juni: Beata, Judith, Petrus en Paulus (Pieter, Piet, Pol, Paul). Dinsdag 30 juni: Adilia (Lia), Emiliana, Lucina, Martiaal. Woensdag 1 juli: Diederik (Dirk, Thierry), Domitiaan, Klarus, Regina. Donderdag 2 juli: Lindaan, Processus, Martiniaan, Otto. Vrijdag 3 juli : Anataal, Heliodoor, Thomas (Torn, Tommy). Zaterdag 4 juli: Flaviaan, Bernardinus, Hermine, Ulrich (Ulrik), Rombout. MAANSTAND. Nieuwe Maan op 3 juli te 16 uur 18 m. STERRENHEMEL. VENUS is als avondster zichtbaar. MARS is thans niet zichtbaar. JUPITER is in de na- en voornacht waarneembaar. SATURNUS zien we weer aan de morgenhemel terug. BIJZONDERE DAGEN. ZONDAG 28 JUNI: 6e zondag na Pinksteren. MAANDAG 29 JUNI: Petrus, patroonheilige van de vissers en diamantbewerkers. WOENSDAG 1 JULI: Jezus' kostbaar Bloed. AGENDA. ZONDAG 28 JUNI: BEAUVECHAIN (Internationale meeting van de Luchtmacht) ; CELLES (bij Doornik: Sint-Christoffelbedevaart — Zegening van de wagens, te 16 uur) ; HOTTON (Wielerwedstrijd voor juniors) ; KALMTHOUT (Landjuweel van de Kempische gilden) ; OOSTENDE (Zeewijding en «Ommegang» te 11 uur) ; YVOIR (3e Hit parade der Vedetten met Annie Duparc) ; MO-RIALME (Militaire St.-Pietersmars). MAANDAG 29 JUNI: SINT-GILLIS (bij Dendermonde : Jaarmarkt). DINSDAG 30 JUNI: MELREUX (Groot Kinderf <text:soft-page-break/>eest). IN DE NATUUR. 28 juni: Bloeitijd der leliën. 1 juli: Van 1 tot 16 juli stijgt de gemiddelde temperatuur met 2«2. Beginatum voor zeer grote warmte (30» min.). 3 juli: Begin der hondsdagen. VOLKSE WEERKUNDE. 29 juni; — Een regenachtige Sint-Pieter: dertig __ «8en twijfelachtig weer. Veel wind op Sint-Pieter en Pauwei (O.-PJ Kantoor van den Notaris te Langemarck. O}&gt; ilf aatidap 5 Oof/.st 1935 om 3 uur stipt namiddag, te LANGENiARCK, Statie, in de herberg van M. Odile Verstraete Onraet OVERSLAG van : Gameanie Lange mar ck tegen de Statie 9 koopen Bouwgrond gelegen te Langemarck. tegen de statie, langs de kassijde naar Bixschote, samen groot 5i aren 19 centiaren. In koopen slechts ingesteld 91.100 fr. 6 koopen Bouwgrond gelegen te Langemarck, bij de statie, langs de nieuwe kassijde, samen groot 63 aren g3 centiaren. io koopen slechts ingesteld 38 400 fr. 5 koopen Land gelegen bachten voorgaande koopen, groot samen 1 Ha 18 aren 20 ca. In koopen ingestel 1 47.800 Ir. Onmiddellijke aarkomst voor de partijen in gras ; en voor de partijen in land, aankomst met het weren der vruchten. Studiën van de Notarissen ester llrtck te Hooglede tn Soenen te Ruddervoorde. om 3 ure stipt namiddag, ter herberg bii den h' Odiel Vandenbulcke, te HOOGLEDE. Ypers'raat Instel met Premie Gemeente Hooglede, Yperstraat I — Een zeer oerieoig Z7IS met schuur, stalling en verdere afhankelijk heden, met 4 aren medegaande hovenierhof, gestaan en gelegen langs de Yperstraat, aldaar genummerd 72, dicht de plaats. II. — Eén schoon perceeff/e BOUWGROND groot 4 aren, voorhoofdende op eene breedte van ongeveer 8 meter, de Oude Roosebeke weg, dicht de Kerk. Vrij van gebruik. Laatst bewoond en gebruikt door den heer verkooper Evrard Maes-Vansevenandt, winkelier te Hooglede Recht van samenvoeging. — 1/2 % Iostelpremie te winnen. — Étude de Maicre Naudts, Not ai re a Comines. A vendre &amp; main ferme : I. - Comines, rue du Triangle Une belle Mainon ouvrière ave dependances et 357 m. c. de fonds et jardin. II. • Houthem, rue d'Hollebeke Une belle Malson onvrière et environ 120 m. c. de fonds et jar din. — Prix tres avantageux. — Pour tous renseignements s'adresser en l'étude du Notaire NAUDTS a Comines. Vande Lanoitte's Kof f ies zijn de beste! PROVINCIE WEST-VLAANDEREN Keuringen en Prijskampen VOOR DE ÜIN van inlandse!» ras. Het gewoon onderzoek der hengsten van inlandsen ras, bestemd tot den' openbaren springdienstin West-Vlaanderen, gedurende het jaar 1911, zal plaats hebben op de hiernagemelde dagen : <text:s/>Dixmude, Zaterdag 5N0V. 1910, teng 1/211. Ghistel, <text:s text:c="3"/>Maandag 7 <text:s text:c="2"/>» <text:s text:c="6"/>» <text:s text:c="3"/>ten lö u. Brugge,. <text:s text:c="2"/>Dinsdag <text:s text:c="2"/>8 <text:s text:c="2"/>» <text:s text:c="5"/>» <text:s text:c="3"/>ten to u. Kortrijk, <text:s text:c="2"/>Donder. 10 <text:s text:c="2"/>» <text:s text:c="6"/>» <text:s text:c="3"/>teng-r/yu. Yper, <text:s text:c="7"/>Maand. <text:s text:c="2"/>14 <text:s text:c="2"/>» <text:s text:c="5"/>» <text:s text:c="3"/>ten9i/2u. Thourout, Woens. <text:s/>16 <text:s text:c="2"/>» <text:s text:c="6"/>» <text:s text:c="3"/>ten 10 u. Onmiddellijk na het onderzoek, prijskamp voor de omschrijvings- en bewaringspremiën ingesteld voor hengstenveulens en hengsten van inlandschras. De prijskamp voor de provinciale premiën zal gehouden worden te Brugge, op Zaterdag, 19 November, om 10 ure. De kweekers die zich voorstellen paarden ten prijskamp aan te bieden, moeten ten minste tien dagen vóór den dag der vergadering, de aangifte ervan doen bij middel van eene volgens model afgemaakte tabel, op te zenden naar het provinciaal bestuur of naar den heer Depiere, sekretaris van den keurraad der paarden van inlandsch ras, te <text:s/>Brugge. Formulen van den tabel liggen ter beschikking der belanghebbenden in de 3° afdeeling der bureelen van het provinciaal bestuur (Nr 7). Het staat den keurraad vrij de paarden buiten prijskamp te stellen die niet ingeschreven zouden geweest zijn, bij gebreke aan inzending van voornoemde opgave binnen den vereischten termijn, alsmede de paarden die zouden aangeboden worden in een anderen prijskamp dan dezen voor welken zij ingeschreven werden. De samenstelling der omschrijvingen, de voorwaarden, plaatsen, dagen en uren van prijskamp, alsmede het gefal en het bedrag der uit te reiken premiën, maken het voorwerp uit van een besluit der bestendige Deputatie in date van 26° Oogst, dat bij plakbrief naar al de gemeenten der provincie wordt opgezonden. KOERS UITS LAG EN BIJ DE JUNIOBS Te Thouroai -1. Olivier Valere, de 125 km. in 3 u. 38 m. 25 s. ; 2. Paepe Albert; 3. Rogghe; 4. Desmedt .Albert, op 7 sec.; 5. Van Dierendonck, op 5 min. 10 sec.; fi. Moeyaert Sf. ; 7. Brysse ; 8. Van de Casteele ; 9. Delos Gaston, op 8 min. ; 10. Thio ; 11. <text:soft-page-break/>De Vlaemynck. Te Kortriik 1. Decin Albert (Rümbeke), 105 km. in 3 uur 07 min. ; 2. Van Wynsberghe, op 30 sec; 3. Dewaele, op 42 sec; 4. Desimpelaere, op 1 m. 25 ; 5. Kint ; 6. Annutchin ; 7. Rosseel ; 8. Knockaert (Rekkem) ; 9. Portê, op 1 'm. 35 ; lö. Galloo, op 2 m. 05 ; 11 Van Tiegem ; 12. Dennewetii ; 13. Delannoy ; 14. Callewaert ; 15. Bulcaen ; 16. Vandenborre ; 17. Cassaert Nog te Kortrijk 1. Annutchin Albert (Meerien), de 105 km. in 2 u. 59; 2. Mouton ; 3. Knockaert (Rekkem) ; 4. Öllivier, op 20 sec. ; 5, Kint ; 6. Duyveerdt ; 7. Van Daele ; 8. Rosseel ; 9. Salomé ; 10. Himpe ; 11. Van Tleghem ; 12. Thomas ; 13. gelijk : Desmet Albert, Porte, Vandecasteele en Desmet Roger ; 17. Vanwynsberghe, op 2 min.; 18. Huyvane; 19. Lecluysse; 20. Galloo. BIJ DE BEGINNELINGEN Kunrne 16 vertr. — 1. Sabbe, 50 km. in 1.35 u. ; 2. Ghesquière; 3. Pieters ; 4. Dedeurwaerder ; 5. Stadsbaeder ; 6. Rondelez Jr ; 7. Bossuyt ; 8. Deprez ; 9. Claus ; 10. Vanryckegem ; 11. Rondelez ; 12. Steelandt ; 13. Conde ; 14. Vansteenkiste. Oost-Boozebeke 1. Minjauw ; 2. Degraeve ; 3. Coussens ; 4. Verbrugghe ; 5. Puis ; 6. Lampaert. Becelaere 44 vertrekkers. — 1. Viaene And., de 45 km. in L u. 08 min. ; 2. Delrue ; 3. ^oppens ; 4. Vande Walle ; 5. Verhaeck ; 6. Van Craeynest ; 7. Thomas ; 8. Devos ; 9. Jacques ; 10. Emeryck. 3 December 1939 W. S. Lauw» F. C. Wakken C. S. Yper F. C. Roeselare , A. A. Moescroen R, S. Waereghem S. V. Blankenberghe 31 Maart 1946 R. C. De Panne F. C. Poperinghe Daring Blankenberghe F. C. Torhout F. C. Iseghem Stade Kortrijk Waereghem Sp. Dinsdagnamiddag even na 5 uur waren een viertal personen aan het baden op het strand te Lombards! jde, tegenover het einde van de betonnen muur, welke in de jongste oorlog door de Duitsers werd gebouwd. Een jonge vrouw en een man waren tot aan de kin in zee getogen. De zee was buitengewoon kalm, doch met vooraan betrekkelijk hoge golven. Beide personen werden door één der golven verrast en omver geworpen. Twee andere vrouwen, die zich niet zover hadden gewaagd, werden eveneens Omver geslagen, doch hadden vlug vaste grond onder de voeten. De twee eersten evenwel zouden ongetwijfeld verdronken zijn, indien twee jonge mannen, de 18-jarige Jacques Mondelaers en Pierre Rampelbergh, eveneens 18 jaar, beiden uit Brussel, zich niet tijdig in zee geworpen hadden, om de drenkelingen ter hulp te snellen. Het kostte beide jonge lieden bovenmenselijke inspanningen om de twee personen op 't droge te brengen. Een verpleegster met verlof te Westende, bood de eerste hulp en de slachtoffers, die eerst geen teken van leven gaven; konden terug tot het bewustzijn worden gebracht. Zij werden voor verdere geneeskundige zorgen weggebracht. Bij het eerste noodsein was redder Gerard De Schacht van het Westendse St Laureinsstrand op zijn bootje gealarmeerd. Bij het eehter door een hoge golf omgeslagen en de redder verdween onder steandwaarts roeien, werd zijn boot SSïjrt boot. Onder de omgeslager, sijhüit hing een hoeveelheid lucht eö, de redder bleef verscheidene minuten gevangen onder de boot, ondanks zijn pogingen om het vaartuig om te keren. Gans gekleed toog zijn medemakker Jozef Oorteel, hem ter hulp. Met moeite ge-Iükte hij er in de boot weer recht te brengen en samen voeren zi; zonder zich enig respijt te gunner v*rder, om zo nodig de drenkelingen nog hulp te bieden. De geredden baadden in een niet bewaakte strandzone. Te bekomen by Lambin-Verwaerde, Drukker, Rysselstaet, N" 23, te Yperen: 1. Het Beulenkind, deftige Welsprekendheid. 2. Van Helmont, of de Broedermoord, deftige Alleenspraek. 3. De Opoffering duor Kiuderliefde, deftige Welsprekendheid. 4- Hamlet, deftige Alleeuspraek. 5. De Gihelin, deftige Welsprekendheid. 6. De Wroeging des Gewetens, deftige Alleenspraek. 7. Pliilip vau Arlevelde, deftige Welsprekendheid. 8. De Miserien van Verbeen, boertige Allcenrede. 9. De Rentmeester, kluchtige Alleenspraek. 10. Pieter, de domme Dienstbode, boertige Uitgalming'. 11. Den verliefden Weduwenaer, kluchtige Alleenrede. 12. Myiiheer l.angenbek, boertige XJitgalming. 13. Alva, deftige XJitgalming. i4- Den Dronkaerd, boertige Alleenspraek. 15. De wandelende Jood, deftige Uitgalming. 16. De oude Kleèrlapper , kluchtige Alleenredc. 17. Het Vertrek naer Sebastopol, boertige XJitgalming. 18. Myne Vrou\v en myii Regenscherm! boertige AUeeusp. 19. Lieven is wakkere, lnx^rlige XJitgalming. 20. De Eenvoudigheid, kluchtige Alleenspraek. 1. Den <text:soft-page-break/>onvermoeibaren Tooneelliefhebber, boertige Uitgalrja. 22. De Prjskamp, of de Mededinger, in het opstellen zyuer boertige Alleeurede, verhinderd; boertige XJitgalmiug. 23. Tobias, in vrouwendienst, boertige Alleenspraek. 2.}. Het Koll'ybal, of een' Vrouweukliek , kluchtige AHeenap. 25. Het Uer der Doodstraf, deftige Alleenspraek. 2C. Gall'el, of den Boer onder de zegels, boertige Alleensp. 27. Enipiricus of de Kwakzalver, kluchtige Alleenrede. 28. Jaugat, boertige Uitgalmiug. 29. Den vrolykeu Bedulaer, kluchtige Alleenrede. ^0(^ aiir/tct iuWe« i/«/r»At uoiv/en. Nieuwlyks gedrukt, met aenteekeningen verrykt, en voIgeDS de laetsle spelling, tegen 20 centiemen het stuk, tvrae/i/ery, voor geheel het Land. Men believe het bedrag, fosfefoos , in belgiesche Postzegels te zenden. , a Vpres. en prijskampen voor stieren en koeien voor het jaar 1930. De keuringen der Stieren bestemd tot den openbaren springdienst gedurende het jaar 1930, voor wat betreft de derde landbouwstreek van West-Vlaanderen, zullen plaats hebben als volgt: Voor de 12" omschrijving te PROVEN, op Dinsdag 18 Maart 1930 om 10 u. Voor de 13" omschrijving te BOESINGHE, op Woensdag 19 Maart 1930 om 10 u. Voor de 14" omschrijving te YPER, op Woensdag 3 April 1930 om 10 u. Voor de 15" omschrijving te WERVIK, op Donderdag 20 Maart 1930 om 10 u. Voor de 16" omschrijving te MEESSEN, op Maandag 24 Maart 1930 om 10 u. Voor de 17" omschrijving te KEMMEI», op Dinsdag 25 Maart 1930 om 10 u. Voor de 18° omschrijving te MOORSLEDE, op Donderdag 27 Maart 1930 om 10 u. Tezelvertijd zullen In de Stad YPER, op Woensdag 2 April, om 10 u. op de Veemarkt, de volgende prijskampen plaats grijpen: 1. - De Omschrijvingsprijskampen voor Stieren en Koeien. , 2. - De tweede en derde jaardoodirtg vanvroeger verleende bewaringspremien van 2.400 frank. 3. - De Bewaringspremie van 1000 fr. aan de Stieren die reeds de 3' jaardooding bekomen hebben. 4. - De prijskampen voor stieren voor de 2 nieuwe bewaringspremien van 2.400. fr. betaalbaar in 3 jaardoodingen, in 1930 toe te kennen, voor wat betreft de 13', 14', 15', 16", 17' en 18" omschrijving. 5. - Bij de jaardoodingen van het eerste jaar der Bewaringspremie van 2400 fr. voegt :1e Provincie eerie Onderhoudspremie van 100 fr. en bij ae jaardoodingen van elk der twee volgende jaren,, alsook bij de bewaringspremie van 1000 fr., na het 3* jaar verleend, voegt de Provincie telkens eene onderhoudspremie van 600 fr. De Regionale Prijskampen voor Koeien sijn afgeschaft. Nadere inlichtingen te bekomen op het Stadhuis (Secretariaat) • of zie plakbrieven. Yper, den 8 Maart 1930. De Burgemeester, H. SOBRY. WACHTDIENST - Geneeskundige) ter Touquet, Elverdinge. Tel. 420.38. CHRISTELIJKE MUTUALITEIT — Zondag 3 maart te 18.30 uur in de pa-ïeza«l houdt de plaatselijke afdeling ran de christelijke mutualiteiten haar jaarlijkse algemene feestvWgadertag. Beneven* het welkomwpord door de voordtter en het geestelijk woord door E. H. «oost zal de verbondsecretaris de beer B. Vervisch de leden toespreken. voor de aanwezigen zal zekerlijk .iets te vernemen rijn. De plaatselijke secretaris zal het jaarverslag voordragen. Tot dot hebben,we de traditionele tombola voor de aanwezigen. We doen dus een warme oproep tot onze leden om talrijk aanwezig te zijn. , COLLECTE — De jaarlijkse geldtnzamellng «an de kerkdeor met de bussen root de collecte c Nieuwjaar va* de teriBgUjders» wordt zondag voor en na i* missen gehouden, We verwachten een nüde steun, ten bate van onze zieken. GAAlfeOUUNG — "We nodigen alle boldersliefhebbers uit in het lokaal « De Casino» bij A. Dedrie waar He Ware Vrienden zondag 3 maart te 16 uur hun maanifèlijfise katnpidensehapboning houden Wegens de vérgader&amp;if in de parochiezaal start deze bolling een half uur vroeger dan gewoonlijk. We verwachten terug een goede opkomst want de strijd gaat verder. &lt; DE LUSTIGE MANILLEB8 — Zondag 11. startte In het lokaal «De Engel» bij R- De Croo het achtste kampioenschap, ingericht door De Lustige ManiUers. De aanwezigen waren ervan overtuigd dal een goede start op het einde van het kampioenschap soms van zeer groot belang is. Volgende uitslag werd bijeer gekaart op deze eerste maandelijkse kaarting: 1. Blanckaert S. 390 p.; 2 Keys K. 336 p.; 3. Bamells D. 321 p.; 4. Crick A. 312 p.; 5. Suffys P. 310 p.; 6. Meeuws H. 29» p.; 7. Catteeuw M. 296 p.; 8. Van Eeckhoutte Guido 295 p.; 9. Poissonmer G. 293 p.; 10. <text:soft-page-break/>Wulleman G. 282 p. Ypersche SportKronieK Na een veertiendaagsche rust, die ons den noodigen tijd gelaten heeft om de pil van Knocke wat te vergeten, moest Cercle bij de zuiderlingen op bezoek. Deze reis is dan ook niet al te vlot van stapel geloopen, want, met plaatsvervangers vertrokken, heeft onze ploeg daar de punten moeten laten en is teruggekeerd met 4 doelen in de kas. Voegen wij er bij dat 2 onzer spelers wat al te gauw werden buiten gezet, zoodat de ontmoeting te Moescroen veel van zijn eigenlijke weerde verloren had en er hoegenaamd niet met zekerheid kan bevestigd worde» hoe de rood-witten het hadden gesteld in gewone omstandigheden, Er blijven nu nog zeven matchen te spelen en mijn inziens zou C.S. dooreengerekend i punt per ontmoeting moeten behalen, al ware het maar om zijne talrijke supporters voet bij stek te doen houden en hunne schaar meer en meer te doen aangroeien. Laat ons dus eens de mogelijkheid inzien de plaats te voorspellen die wij, op't einde van het loopend voetbaljaar, zouden kunnen of beter zouden moeten bekleeden. Yper krijgt nog het bezoek van Wevelghem, Waereghem en Meenen en zal, in volgorde genomen, 2 4 2 + 0 — 4 punten oogsten ; terwijl buiten huis de kampen tegen Thourout, Heyst, Veurne en F.C. Roeselare ons o + 1 + 1 + 1 't zij 3 punten zouden bezorgen. Indien deze veronderstellingen juist uitvallen, zou Cercle een totaal van 19 punten tellen. Rekening houdend van wat Thieltj Heyst, Heule en Wevelghem nog te spelen hebben, dan voorzie ik de volgende rangschikking voor de vijf laatste ploegen : Thielt 21, Yper 19, Heyst 18, Heule 9, Wevelghem 6 punten. Aan onze spelers nu te betrachten dezen uitslag te bewerkstelligen ten einde te toonen dat geen tegenslag hen kan ontmoedigen en zij a,l hunne hoop stellen op de toekomst. JINSGRAM. Piano's - Accordeon's Akkcrdeeren — Herstellen — Verhuren Alsook ai andere instrumenten NIEUW — OCCASIE R. VIAENE, Merghelyncksfr., 4, Yper. (2579&gt; KAASSTREMSEL ter Apotheek Albert DELANOTE te Langemark (2499) CHARLES KESTELOOT is KOOPER van alle slach OUDE MEUBELEN 105, Veurnesteenweg, 105 - Yper. (2415; Société Anonyme Franco - Beige des Glycerines et Corps Gras te Wervick o De aandeelhouders worden uitgenoodigd tot de Gewone Algemeene Vergadering, die zal gehouden worden in de fabriek. Speiestraat. te Wervick. op Dinsdag 15 April 1941, te 11 uur voormiddag. DAGORDE: 1) Lezing van het verslag dei' beheerders en commissarissen. 2) Goedkeuring der balans en der winst- en verliesrekening. 3) Ontlasting aan beheerders en commissarissen. 4) Statutaire benoemingen. 5) Verscheidene. LE CRÈS DE WARNÊTON (Céramique Sanitaire) Naamlooze Vennootschap te Waasten Handelsregister Yper Nr 3012 De algemeene jaarlijksche vergadering zal plaats hebben op Donderdag 1 Mei 1941, te 15 u.. ten maatschappelijken zetel. DAGORDE: 1) Verslag der Beheerders en Commissarissen ; 2) Goedkeuring der Balans ; 3) Ontlasting aan Beheerders en Commissarissen: 4) Benoemingen : 5) Verscheidene. De houders van aandeelen op naam moeten ten maatschappelijken zetel, vijf dagen vóór de vergadering, hun inzicht te kennen geven er aan deel te nemen of zich er te doen vertegenwoordigen, en de nummers der titels aanduiden voor dewelke zij zinnens zijn aan de vergadering deel te nemen, overeenkomstig met artikel 29 der statuten. Om aan de algemeene vergadering toegelaten te worden, moet alle eigenaar van titels aan drager zijne acties ten minste vijf volle dagen vóór den datum der vergadering neerleggen 't zij ten maatschappelijken zetel, 't zij bij een agentschap der Bank van Brussel. BY UITSCHEIDING. OPENËAERE EN YRYWILLIGE ZOOL EN WAGEN ARNASCH, KUYP EN KEIREN ALLAEM, CLAVERHOOI BRANDHOUT EN Vruchten te velde Op de /«o/sferfe (jeéruiA* door sieur Charles-Louis Leynaert fo'nne?j rfe &lt;/emeen&lt;e FFj/tsc/iaefe, /on^sf de sZraei /ej/rfende va» VFi/tscAaefe nae Meuwfeerte, en de gieéne /ej/dende vawMeessennae/{emme/, 6j/ d'Aerfter&lt;7 de Kruis straet. DONDERDAG 29- SEPTEMBER i853 (wezende den feestdag van den H. Michael) (en 9 ueren 's morgens, zal'er Ier hofplaels en op de landen van bovengemelde Hofstede, by openbaere en vry willige venditie verkogt worden, eenen volkomen Huisraed, bestaende naementlyk in veel Kooper en Tin, Gleys, Iser, Steen en Aerdewerk, Stoelen, groote en kieyne Tafels, Kleerkassen, Koffers, Schaprae, schoone Slaghorlogie met kas, <text:soft-page-break/>pluimen en andere Bedden, Hoofdeynden, Oorkussens Sargieu en Slaeplaekens, Ledekanten, bed en venster Gordynen, Dwaelen en Handdoeken, 3 Wagens, eene Wielzóole, Kordewagen, Keiren met toebehoorten verscheyde Melk en Sehontselkuyppen, Waschkuyppe, Vleesch Stande, veel Melk en Waterseulen, Leederen, 9 alderschoonste Melkkoeyen, 2 drinkeling Calvers een zeer schoonen, grooten en welgeoeffenden Ezel met zadel en toom, 2 Honden, veel Hennen en Haens, eene grootte kwantiieyt Brandhout beslaeude in Ameloozen dienstig voor bakkers, Bosschen en andere, alle de Fruiten op de boomen, eene hoeveelheyd Claverhooi, 32 aren Aerdappels en 32 aren Bitteraepen te velde immers alles wat er ten huize en hove zal bevonden worden en te lang om alhier te melden. Deze verkooping zal gebeuren met tyd van betaeling voor de koopen boven de 5 francs mits stellende solvabele medekoopers ten vergenoegen van den Notaris NEVEJAN te Meessen residéerende met de zelfde verkooping en ontvangst dies belast. Het is dus beslist: op 15 Juni richt Poperinge een machtige historische stoet in. Het Is steeds de gewoonte geweest dat elke Burgemeester, na zijn benoeming door den Koning, door het volk werd gehuldigd. Deze keer zal Poperinge het doen op bijzondere, op een voorname wijze. Het jaar 1947 is namelijk de 800« verjaring van de toekenning door Graaf Diederik van den EHzas, in 1147, van de eerste Vrijheidskeure aan de stad. Door het Inrichten van dezen historischen stoet zal Poperinge dus niet enkel zijn Burgemeester vieren — de Burgervader van geheel de bevolking — doch tevens zijn eigen luisterrijke geschiedenis In het licht stellen en bekend maken bij stadsgenoot en vreemdeling. Het ontwerp werd grootsch opgevat — ook de uitvoering moet grootsch worden! Daarom moet geheel de bevolking medewerken! Reeds werden de wijken uitgestippeld en de opdrachten aan de wijkmeesters toevertrouwd! Met groeiend enthousiasme moet nu iedereen aan het werkl 15 Juni moet een belangrijke gebeurtenis worden voor de stad en voor de streek! 15 Juni moet de eerste stap beteekenen voor Poperinge In den. groei naar meer vermaardheld! 15 Juni moet voor Poperinge meer bekendheid verwerven en moet Poperinge meer aantrekkingskracht doen uitstralen, rood.it toeristen en vreemdelingen den weg vinden naar Poperinge en aldus meer handel en welvaart naar de streek brengen! Op 15 Juni zal het gansene land den blik naar Popsrmge richten: dij moet voor alle Poperingenaars een spoprslag wezen om werkelijk iets buitengewoons, Iets onvergelijkelijk» te verwezenlijken. En dat kunnen we te Poperinge: dat hebben we op 21 Juli 1945 bewezen I Niemand zal derhalve de verwachtingen willen teleurstellen: Poperinge verovere zich een faam in ons Land! Op Woensdag 8 Februari 1950, te 20 uur, gaat in de STADSSCHOUW-BURG, en niet in het « Oud leper », zoals het gewoonlijk het geval is, het Groot Kunstconcert door gegeven door de Harmonie Ypriana, met medewerking van: 1. Heer BARTHEL, tenor aan de Koninklijke Schouwburg te Brussel; 2. Heer PLUMAT, bas bij voornoemde Schouwburg; 3.: lejuf. BOUCHERIT, sopraan aan de Kon Schouwburg te Brussel; 4. Mejuf. Lisette LEVEQUE, pianiste, zangleidster aan het Kon. Muziek-Conservatorium te Brussel. Het programma ¦¦.glet-..,^.';als: \roj^t uit én is alleen toegankelijk voor de leden en hunfamilie op vertoon van de hen toegestuurde uitnodiging. PROGRAMMA: Eerste Deel: door de Harmonie Ypriana, onder leiding van de Heer Fr. Deridder, W Prijs aan het Koninklijk Cönservatorium te Gent 1. Een minuat stiWe in aandenken aem onaera befrewrden Voorzitter Heer P, Snoecfc. 2. MarscTi ua« 7iei 2e Liraie. Deltel. 3. Z,'.Artésiejwie (6 delen), G. Bizet. 4.Béuerie, Peter Benoit. 5. iïopsodie JVr 2, Fr. Liszt. 6. Le Pas des Wewrs, L. Delibes. 7. Danse des Sabres, Khachaturian. RUSTPOOS. Tweede Deel: « LE CHALET», komische opera in één acte, — Tekst van Scribe en Melesville. — Muziek van Ad. Adam. — Aan 't klavier Mej. Lisette Levèque. Korte /n/foad: Sergeant Max, die van de oorlog terugkomt, houdt zich op in de bergen van Appenzell, in het landhuis i van zijn zuster Betty. Daar lukt het hem, dank zij een list, het huwelijk met de jonge landbouwer Daniël te bespoedigen. BijaontZerste VertoZfcers; •DanjèZ, Her Barthel. jonge landbouwer, tenor. ilte, ' Hr Plumat. soldaat, bas. ; Betty, Mej. Boucherit. zuster van Max, sopraan. Deze scène ontrolt zich in het kanton Appenzell (Zwitserland), in d.e tijd van.de <text:soft-page-break/>oorlogen van Napoleon- Huwelijksbelofte: Vanderhaeghe aassssa BILJARTCLUB - Uitslag van de maandelijkse pnjskamp van de club « De histiee stoters»: 1. Alleweireld André; 2. Vermes Joel: 3. Jacob Gerard; 4 Alleweireld Noel : 5. Vitse Norbert JAAELOTS VRIENDEN - Uitslag van Ie maandsmijting van juni: l Gouwy Ernest 9 p. ; 2. Gouwy Noel 9 p ¦ 3 Deyos Roland 7 p. ; 4. Gouwy Daniël 6 p ; o. Gouwy Camiel 5 p. ; 6. Verkindt Roger d p. ; 7. Grimonprez Leonce 4 p • 8^ \anthorre Maurice 4 p. ; 9. Elslander Roland 3 p.; 10. Devos Henri 3 p. ; n Dierynck Gerard 3 p.; 12. Braem Albert 3 p. ; 13. Werbrouck Frans 3 p • 14 Hessel Bernard 2 p. ; 15. Verhille André 2 p. RIJBEWIJZEN - De inwoners van de Hospicestraat mogen hun rijbewijzen aanvragen ten gemeentehuize RUILNAMIDDAG — De laatste ruilnamiddag heeft plaats op zondag 18 juni te 14 uur in Ons Tehuis. Elk zegge het voort. KAARTERSCLUB - De maandelijkse pnjskaarting van de club &lt; De Vrienden van Kerlinga » heeft plaats op zondag 18 juni 1967. Aanvang te 19 uur. Het rendez-vous voor alle kaarters is het lokaal « Kerlinga » bij Jacob Gerard FANCY-FAIR — Programma van de grote fancy-fair : Zaterdag 24 juni 1967 : Te 15 uur expotrein en ballonwedstrijd. Te 19 uur opening met de muziekfanfare uit Zarren. Te 20 uur dansavond met Chris Colly en haar ensemble. Zondag 25 juni 1967: Te 15 uur grote feestschieting en attracties. Te 19 uur grote tieneravond met twee orkesten en Anneke Soetaert; De Robot Stars en The Dhi Boys in «Ons Tehuis» en in reuzetent. Maandag 26 juni 1967 : Te 14 uur fancy-fair voor ouden van dagen van gans de streek. Te 20 uur sluitingsfeest met orkest « The Jockeys ». Ondertussen trekking van de grote tombola (eerste prijs: nieuwe auto). Over een lengde van 25 Km. werd de Britse kust, langs het Kanaal van. Bristol, op zeer zware wijze door oriweders en overstromingen geteisterd, o.m. de plaatsen Lynmouth, Lynton, Dulyerton, Brendon, Tlvertown, Exwick, Barbrock, Filleigh, Combe, Martin, Parracombe en South Molton. Lynmoutlveen door de Britten geliefd kustoord, van nagenoeg 2.000 zielen, maar waar vele verlofgangers en kampeerders vertoefden, had bijzonder te lijden onder het watergeweld. Deze plaats, en verschillende der andere voornoemd, bevinden zich tussen een heuvelrij en de zee. Dit gebied kende nu een wolkbreuk en de rivieren en beken zwollen weldra op tot kolkende stromen, bruggen en huizen, mensen en vee meesleurend. De Lyne-rivler o.a., die langs Plymouth loopt, verliet haar bedding en stroomde dan door de hoofdstraat, het gans dorp meteen onder water zettend. Op zekere plaatsen steeg het water tot de 2' verdieping van de huizen. Een kamp van padvinders werd weggespoeld, het werd een echte ramp. Als rampspoedige balans van deze overstromingen wordt de dood gemeld van 18 mensen, wijl er nog 28 anderen worden vermist.- Van vele verlofgangers, die in hotels gelogeerd waren, weet men. ook niet of zij zich hebben kunnen redden of niet. Materiële schade is tevens ontzaglijk. Lynmouth moest tevens worden geëvacueerd'. Sedertdien hebben nieuwe stortregens het betrokken gebied nog. meer geteisterd. Paniek ontstona' zelfs nodeloos in het plaatsje Chal? lacombe, toen aldaar het gerucht verspreid werd dat de aldaar dichtbijgelegeö. stuwdam ¦ was doorbroken en* valles zou worden overstroomdv Het werd een hulpeloze vtacht naar de heuvels, onder striemende regen, tot vastgesteld werd Uitsla* tombola, Ter gelegenheid dor tentoonstelling van het werk der huishoudschool en ook der lagere school te Merken», werd een wtnbol» sefeau-. den, waarvan hierbij de wtoin«$i$e nummers. 114 419 201 356 147 480 221 160 51 !254 575 241 338 141 161 3Q 3Q0 217 4S4 204 961 213 77Q 547 367 301 416 224 286 401 315 105 53 100 447 354 340 Sohoolultslagen. ¦ Uitslag van de wedstrijden der ; leerlingen van de Meisjesschool van Merkem-Dorp (Lagere School). !• Jaar: 1. Oeoile DesimpeJ; 2. Anna Verhelst; 3. Maria Ëpoorelbeke. 2' Jaar: 1. Martin© Debergh; 2. Georgette Debrock,* 3. Suzanne Vandenabeele. 3» Jaar: 1. Elza De Leyn; 2. Vamdenbussche Christiane; 2. Odefe Soenen. 4" Jaar: 1. Alice Verhelst; 2, Marietta Gheeraert; 3. Martina Papaver en Godelieve Desseln. 5« Studiejaar: 1. De Leyn Anna; 2. Van Exem Rosa; 3. Demeersseman Lily. 6" Jaar: 1. Bouciqué Anita; 2. Drnbois Nelly; 3. Meesemacker Christiane. 7» Jaar: 1. Annie Bentein; -2. Maria Depover; 3. Qdetts Leeman. 8" Jaar: 1. Christiane D'Haene; 2. Agnes Verhelst; 3. Jeannette Bouttelegler. Landelijke <text:soft-page-break/>Huishoudschool. ' Uitslag van het examen. i 1' Jaar. — Grote onderscheiding: 1. Godelieve Verstraete; 3. Maria Verhelle; 3. Marie-Louise Desodt; 14. Gabrielle Vanacker; 5. Godelieve Vandevelde; 6. Ohristiane Deacamps; 7. Agnes Verhelst. Onderscheiding: 8. Maria Paesschesoone; 9. Noella Vanacker; 10. Hedwige Merlevede; 11. Georgette Lagaysse; 12. Denise Geldhof. 2« Jaar. — Grote onderscheiding: 1. Lea Meulemeester; 2. Maria Devqs; 3. Maria Deroo; 4. Agnes Monbaillui. Ondersoheiding: 5. Monique Leeman: 6. Ivette Olauw. Vrije leerlingen. — Grota onderscheiding: 1. Claeys Eliane; 2. Astrid Balduck. Voor de provincie Wettvlaaaderea. den de matchen betreffende de Beker van België als volgt uitgeloot De wedstrijden hebben plaats op het terrein van de eerstvennelde club. MAANDAG 15 AUGUSTUS 1MB 1) S. K. Staden - V. C. Assebroek 2) F. C Poperinge - S. V. KoekéUre 3) Un. Zandvoorde - S. V. Blankeaberge 4) Dar. Blankenberge - S. V. Diksmuide 5) F. C Heist - R. C. De Panne 6) Voorw. Oostende - Hermes Ooctende 7) E. G. Gistel - S. K. Torhout 8) St Kruis - W. S. Houthulst 9) F. C. Roeselare . F- C. Knokke 10) S K. Steenbrugge - S. V. Moorslede 11) S. V. Nieuwpoort - V. V. Coxyde 12) W. S. leper - Bredene 13) V. C. Ardooie - F. C. Sijsele 14) S. K. Den Haan - F. C Torhout 15) St Joris - F. C. Lachtervelde 16) B S. SUsegem - Deerlijk Sp. 17) E. Wervik - F. C Wakken 18) S. C. Menen - St Kortrijk 19) F. C. Luingne - S.V.O. Ingelmunster 20) S. C. Oostrazebeke - R. C. Bissegem 21) Kuurne Sp. - M. Sp. Ingelmunster 22) Zwevegem Sp. . A. A. Moeskroen 23) S. V. Kortrijk - W. S. Desselgem 24) Dottignies Sp. - S. V. Moorsele 25) St Eloois Winkel - Aalbeke Sp. 26) U. S. Herseaux - F, C. Meulebék» 27) Ol. Ledegem - R. C. Harelbeke 28) Dadizele - S. V. Wevelgem 29) A. S Risquons-Tout - T. Menen 30) S. K. Vlamertinge - W. S. Lauwe ZONDAG 21 AUGUSTUS U55 31) 32) 33) 34) 35) 36) 37) 38) 39) 40) 41) 42) 43)' 44) 45)i 46) 47) 48) 49) 50) 51) 52) 53) Winnaar 24 » 12 » 18 &gt; 27 &gt; 23 » 14 » 16 » 21 * 8 » 17 1 7 1 5 » 10 » 15 &gt; 25 — Winnaar 4 — • » 22 _ • — » 11 — ï 6 — » 20 — i 28 — » 13 — » 20 — » 18 — i 2» — » 30 — &gt; a — &gt; ï — &gt; 0 ZONDAG 28 AUGUSTUS IMS Winnaar 40 » 43 &gt; 45 &gt; 36 &gt; 38 &gt; 44 &gt; 37 &gt; 31 — Winnaar 41 — » 34 — » 32 — » 43 — * 35 — &gt; 3» — ï » Owe) Studie vanden NotarisN. D'HUV*tt«r«, 29, Cartonstraat, te Yper. m&gt;i.sf/atf 18 Juli *9S9 om 2 1/2 ure stipt namiddag, ten gasthove « Aux Trois Suisses », Groote Markt, te Yper, van : Stad YPER - Boesinghestraat, 3 schoon en welgelegen HANDELSHUIS met WERKWINKEL en ERF, samen groot 143 vkm. Thans ongebruikt. — Ingenottreding met de geldtelling. Voorzien van gas, electriciteit en stadswater. Zichtbaar den Dinsdag en Donderdag van iedere week van 2 tot 4 ure namiddag. De sleutels berusten ter studie van den verkoopenden notaris. Slechts ingesteld: 31.000 frs. Studie van den Notaris N. D'Huvettere 29, Cartonstraat, te Yper. IFoensdagr 19 Juli 1939 om 2 1/2 u. stipt namiddag, ten Gasthove « HOTEL DE LA GARE », René Colaertplaats te Yper. EEN SCHOON EN WELGELEGEN WOONHUIS met Hof te YPER, Elverdinghestraat, 39 groot 1 Are 96 Centiaren. Thans ongebruikt. Het huis is voorzien van gas, electriciteit, regen- en stadswater. Zichtbaar den Dinsdag en Vrijdag van iedere week, van 2 tot 4 ure namiddag. Voor de sleutels zich wenden bij den Heer Odile Godderis, 58, Elverdinghestraat. Slechts ingesteld: 50.000 frs. Studie van den Notaris Jaeq. Ramaull te Wervick. Openbare Verkooping van EEN WOONHUIS MET AFHANKELIJKHEDEN en 5 aren 41 cent. Grond en Erve gelegen te WERVICfi, MOLENSTRAAT, IV' 8O er gecadastreerd sectie C n' 646 °/2. Vrij van gebruik. EENIGE ZITDAG : Donderdag 50 Juli 4939 te 3 uur 's namiddags, ter Gehoorzaal van het Vredegerecht, Sint-Maartensplaats te Wervick. Alle inlichtingen ter studie. Registers van alle formaten, van alle dikten en regelingen — limm», halflinnen en gewonen band. DRUKKERIJ DUMORTIER 34. BOTÖtSTBAAT, 34 —:- YPEI St-Vincentiusavond. Zoals elk jaar, geeft het Genootschap van St Vincentius, afdeling Boezinge, ten bate van de- gesteunde noodlijdende gezinnen der gemeente, een feestavond. Ingangskaarten werden ten huize aangeboden en zullen nog aan de ingang der parochiale feestzaal verkocht worden, onder meer voor de wijken waar er niemand rondging-De gekende film «De Witte», naar het vermaarde boek van Ernest Claes, zal er afgerold worden: 's namiddags <text:soft-page-break/>te 3 uur voor de kindera; te 5 u. en 's avonds te 8 u. voor de volwassenen. Gedecoreerd-Onze dorpsgenoot Schepen Eugeen Coulier werd in de Gemeenteraadsvergadering verleden week Vrijdag; door Weledele Heer Burgemeester^ het Burgerlijke Ereteken van 1' Klas opgevest namens de Prins Regent. Dit werd hem verleend om reden dat hij sinds 25 jaar lid is van de^Gemeenteraad. ' '';¦:,. Na de vergadering, werd , dit door de gemeenteraad.Wedeit'. gevierd, en werd de gedecorèeröe«en qystïê"'.¦jgfe'*-bracht door het plaatselijk muziek «Ste Cecilia», -i froflciat! •. ' Kinema. .Op O. H. Hemelvaart' (6 Mei), te 17 en te"20 uur: «Heel de Stad danst». Burgerstand. Geboorte. — Bonte Johan, z. v. Pol en Alice Vandenbulcke. Huwelijksaankondiging. .•—r- Willemoons Baymond, Boezinge en Paula Verstraete, Eoeselare. Huwelijk. —- Albert Gabriel, Vichte, en Agnès Decraemere, Boezinge. Middenstandsvergadering. Op Maandag 3 Mei, te 8 uur stipt, in de café «De Nieuwe Hoop», bij Gaston Pittillion, zal er èén zeer belangrijke algemene Middenstandsverjadering plaats hebben. Een bevoegde spreker zal er het woord voeren en handelen over de 5sealit.eit en sociale • wetten. Er mag jeen enkel Middenstander ontbreken. E. K. Malengier, alsook M. den advocaet Sttaetai en van noorden den lestvoorgaenden koop» . Niet ingesteld. Nummer 375 der sectie D van net cadaster, 26 aren 70 centiaren zaeyland en meersch aen eikanderen, paelende van oosten Albert Bonte, van zuiden den volgenden koop, van westen den 17'" koop en van noorden *t hofstede land M. Amare. Niet ingesteld. Een Hectare 3 aren .zaeyland en Bosch aen elkanderen, vrezende de nummers 376 en 377 der sectie D van het cadaster, paelende van oosten MM. Vandenpeerebpom en Amare, van zuiden Albert Bonte voornoemd en den dertienden koop, van westen den zeVentienden koop en van noorden den lestvoorgaenden koop en M. Vandenpeereb d g boom voornoemd. Niet ingesteld. Nummers 3g6 en 397 der sectie D van het cadaster, 1 hectare 8 aren 4o centiaren zaeyland en meerscb, paelende van oosten M. Amare voornoemd, Jacobus Lemeigre, Jean-Baptiste Lenoir en Francis Hollynck, van zuiden Albert Bonte, van westen en noorden gemelden heer Amare. Niet ingesteld. MA.SSE. De vy/ Ze«J opg-eorogtfe «fcoopen uiJ/naeie/wZe ^roo* vozere* tófeJ 5 fec/are/i 58 nrert 55 eert/iare/zj era vo/^v/za crtdas/rnc/e mae^ maer 5 7zerirtre« 28 are« 4i c«??ifo'are«, ^-e/c^e/i Staen op 6,425 francs. Binnen de nog genaemde gemeente van Zonnebeke, by d'hofstede gebruikt door sieur Philip— pus Vermeerscb, een schoon parceel sparrebosch, groot volgens cadastraele maet sectie C, n° 107, 65 aren 20 centiareD, paelende van oosten endo van westen aen d'hofstede landen van gemelden Vermeerscb, van zuiden M. den notaris Renard te Cortryk en van noorden M. Depotter. Staet op '1,350 francs. 'AAKBIJDINGEN — Op de Boezingenabij het kapelletje, deed zich ferdag 11. een aanrijding voor tussen tme personenauto's bij het kruisen. Belde Voertuigen liepen tamelijk zware •chade op. — Eveneens zaterdag werd een wielrijéer die van de Elverdingestraat naar de Vandenpeereboomplaats reed, aangereden door een personenauto die uit de Boetingestraat kwam gereden. Alles beperkte rich gelukkig bij lichte stoffelijke schade. *,— Op de Bruggesteenweg, ter hoogte "^a dë Drieiottenstraat, kwam het zaterg II tot een aanrijding, toen een personenauto naar laatstgenoemde straat wOde zwenken en langs achter aangereden werd door een andere personenauto. Beide auto's liepen schade op. — Sen ^personenauto die zondag in de vooravond stopte in de Elverdingestraat, -vm langs achter aangereden door een ' ere personenauto en beschadigd. Een ittende liep lichte verwondingen op. '— Eveneens zondag werd een bromfletser in de Rijselstraat aangereden door tea personenauto en ten gronde geworpen. Deze werd hierbij lichtjes gekwetst 3VPABB VAL — Een knaap die zijn " '*ertje vervoerde per rijwiel, is zaterin de Studentenstraat ten gronde geploft, waarbij beide kinderen ernstig werden, gekwetst, zodat men voor één van ben zelfs voor een schedelbreuk vreesde. ÜE BBOMFTET8Z1KKTK — Bepaalde jflH»««i in de stad blijken andermaal door de bromfietsziekte te zijn aangetast, Spdat zij geen enkel van deze voertuigen onibeheerd kunnen zien. Zondagavond werden dan ook in de Rijselstraat een vijftal bromfietsen <text:soft-page-break/>ontvreemd, waarvan er naderhand een viertal terug gevonden werden. Een onderzoek werd ingesteld. Vermakelijkheden ZONDAG 4 NOVEMBER 1951 POPERINGE. — HerbergifoermM, «In de Klimop», bij Papegaey Aug., Krambekestraat 60 Maandag kandeel. (cC-3527) POPERINGE. — flerberg*ermfe, «In de Oude Hazewind », bij Wed Decorte, Boeschepestr. 125. Maandag kandeel. (cC-3526) POPERINGE. — fferberfffcermis, «In de Luttertap», bij Goemaere, Abelesteenweg. - Maandag saucissekandeel. (cC-3525) POPERINGE. — /ïerberafoermis, «In de Eklips», bij Camiel Lalau. Maandag kandeel. (cO-3519) WESTOUTER — Prt/sftaartinff in het manillen, ter hei-berg «Molenberg», Zwartenberg, bij ». Ma* hièu-Barbez; 800 fr. prijzen. Begin te 18 uur (cC-3507). PROVEN. — Prijsfcaartmg, «In 4e Café», bij Julien Cornette; 500 fr. prijzen en beker. (c-3962) , WOESTEN. — Groot BaZ. in de zaal bij Joseph Vandenbussche, ten voordele van de plaatselijke «TuinbUte ^39p ^ Moniife.71, bij Réirii Alléweïreldt; 500 fr. prijzen. (c-3964) WESTVLETEREN. ^— Herber^-cermis ??ï-et SaZ, «In de Wandeling », bij Gaston' Pyck. Maandag saucissekahdeel ¦ Iedereen welkom. (cC-3523) VLAMERTINGE. — Groot BaZ in de zaal «Ville de Lille», bij Maurice Chaërle. Begin te 18 uur. (C3965) CALLICANES. — Grote Se7ue-Wwsr aan de liggende pers, bij Cyr Deroo Top 1.000 frank. Zij vogels ieder 600 fr. Kallen ieder 400 fr. Zoveel vogels als schutters. Inleg 250 fr.; terug 200 fr. Boven de 40 schutters al prime's van 300 fr. Begin te 14.30 u. — De inrichters: Deroo Cyr., Top Omer, Vandelanotte Roger en Verheyde Fern. (c-3972' ZONDAG 11 NOVEMBER 1951 WOESTEN. — Groot BaZ, in de nieuwe zaal, bij André Connenolle, herberg « In 't Brouwershof» (c-3966) Er wordt « Kruisprocessie » gehouden de drie dagen "vóór Ons Heer Hemelvaart. We noemen ze « Kruisdagen ». Te Yper zien wij op die dagen de Kruisprocessie — een gemeenschappelijke voor de vier parochiën van stad — uitgaan van de Hoofdkerk om 7 1/2 u. en eindigen in een andere kerk (of in dezelfde), waar dan de solemneele « Kruismis » wordt gecelebreerd. Die plechtigheid zal plaats hebben op Maandag 26 Mei in St-Jacobs, Dinsdag 27 in St-Niklaas en Woensdag 28 in St-Maartens. Wij zeggen : « Kruisprocessie » omdat de relikwie van 't heilig Kruis gewoonlijk wordt meegedragen, misschien ook omdat de kruisen van de kerken, die aan den stoet deelnemen, in de processie voorop gaan... In kerkelijke taal heeten de kruisprocessies : « Litanie» een grieksche benaming die beteekent « smeekgebed » ; immers hier worden slechts smeek en boetgebeden gezongen en geen f eestgezangen, zooals in de andere processies. Smeek- en boetprocessies klimmen op tot de eerste tijden van de kerkelijke vrijheid. Ze mogen in allerlei omstandigheden gehouden worden, maar twee zijn er voorgeschreven : die van den 25 April (St-Marcusdag), -en deze van de &lt;&lt; Kruisdagen » vóór O. H. Hemelvaart. Zij worden gehouden om den zegen des Hemels te bekomen, inzonderheid voor de vruchten der aarde. Moeten wij niet allen leven van hetgeen de aarde, als zon en regen meewillen, zoo mildelijk voortbrengt? Laten wij godvruchtig deel nemen aan de Kruisprocessie en Kruismis. Laten wij althans onze smeekingen ¦voegen bij de krachtige gebeden der H. Kerk. In Gods zegen is 't al gelegen ! Op Zondag 23 November «e. Ik. zal er te Brussel een Nationaal Oongres voor de Koningsactie doorgaan in de grote hall van het Eeuwfeestpaleis op den Heysel. Het Congres zal te 11 uur aanvangen en tot in den namiddag doorlopen mits een tussenpoos voormiddageten ter plaatse. Een buffet zal ten gerieve der deelnemers in de Heyselgebouwen worden Ingericht» Vooraanstaande sprekers zullen afwisselend in het Frans en in het Vlaams het woord voeren. Aan het Provinciaal Centrum van het Blok der Koningsgezinden, met zetel te Kortrijk, werd opdracht verleend de uitnodigingen over het gebied der' Provincie West-Vlaander en over te maken. Alle Burgemeesters worden van ambtswege uitgenodigd, ook ds Koningsgezinde Provinciale Raadsleden. Verder de leden ran de Kaderleidingen van het Blok der Koningsgezinden zo op het Provinciaal, Gewestelijk als plaatselijk, gebied. Koningsgezinden die wensen aas deze Nationale Koningsbetoging te Brussel deel te nemen kunnen een uitnodiging bekomen op hun naam mits aanvraag bij de leiding der plaatselijke ol gewestelijke Koningsactie of ook langs het <text:soft-page-break/>Provinciaal Secretariaat van het Blok der Koningsgezinden voor West-Vlaanderen, Albertstraat 12, Kortrijk. De West-Vlaamse Koningsgezinden zorgen tijdig voor het aanvragen van hun toegangskaart. West-Vlaanderen is het zijn naam van Koningsgeeinde Provincie bij uitstek schuldig met eert waardig aantal deelnemers op dit Koningscongres aanwezig te zijn, de overheidspersonen vooraan. Op voor Vorst, voor Vrijheid en voor Recht!-Leve Koning Leopold III f OVER TE NEMEN uit oorzaak van ziekte in een der bijzonderste straten van STAD IEPER: Oud gekend HANDELSHUIS van bonneterie, merceriën en lingcrieartikelen, enz. Schrijven ter Drukkerij onder letters M.M.M. (1.523) PROVINCIE WEST-VLAANDEREN Gemeente IZENBERGE Heraanbesteding van de Herstelling der Parochiale Kerk. Op MAANDAG 14 JUNI 1948, om 11 uur 's voormiddags op de burelen van den Dienst van de Stedebouw, Beenhouwersstraat, 15, te Brugge, zal overgegaan worden tot de opening der aanbiedingen. De inschrijvingen per post moeten gezonden worden aan den Heer Mertens, hoofdingenieur-Directeur van den Dienst voor den Stedebouw tegen den 11 Juni 1948. De aanbiedingen mogen ook ter zitting afgegeven worden vóór de opening. De documenten kunnen geraadpleegd worden in hét Bureel der Openbare aanbestedingen. St. Kathelijneplaats, 18, te Brussel, en in de burelen van de architecten Joh. en Luc Viérin, Lange rei, 18, te Brugge, tussen 9 en 12 uur 's voormiddags, alwaar de bescheiden verkrijgbaar zijn tegen 260 fr. of bij voorafgaandelijke storting op postcheckrekening nr. 1436.86. Het Kerkbestuur van Izrnbergc (7196) LES ETABLISSEMENTS PHARMACEUTIQUES INDUSTRIELS Société Anonyme a FURNES. Le Conseil d'administration a l'honneur de convoquer Messieurs les Actionnaires &amp; l'assembrée générale extraordinaire cjui se tiendra lê 30 MAI 1948, au siège social, Grand-Place, 15, a Purnes, a 11 heures. A l'ordre du Jour: Prorogation (Je la Soclétê pour un nouveau terme de tren te ans , Le' TCohse'lI Ü'Admlnlstratlon. Tegen ?. V. Nieuwponrt h-fft Sportkrintf-Cus tïjn eerste punten b.'haald. De u'tsia&lt;? 2-0 beantwoordt niet aan de spel verhouding, want Sportkrïnji verd?end* met een veel hoöner scoor te winm-n. De eerste helft verlirp eerder verdeeld, rn indit-n ile rust nv t b'ankt scoor intrad, toch had S;iortkrini! w&lt; 1 een p.ar doelen verdiend. Na de koffie was S. K. volkomen baas en Nieuwpoort moest zich gan&amp;h op verdediging terugtrekken. Enkel tweemaal werd er gedoeld door A. Wy* en A. Lamaire. Vele prachtkansen werden verkeken en daarbij had Sportkrinjr geen ziert.ie kans. Ailes verliep seer sportief, onder K^pde leiding van heer Wittouck en voor een talrijk' rnkomst. HEDEN ZOXDAG I&gt;E GP.COTE SCHOK. TIE DERBY DER HOPPKSTREEK, tt-^lten Soortkrin? en F. C. Popertnge, die aan de W*idinK prijkt en m vijf wedstrijden nog altijd ongeslagen i«. De Keikoppen zijn voor het oogenblil; in prachtform in wij mo^en ons dus aan een zeer boeiende wedstrüd vtrwachten, temeer dat onze mannen vast brsloten rijn een mooie uittlax te verwezenlijken en aUrs in het werk zullen stellen om hunir» geburr n hrn eerst e nederlaag toe te brenefn. Por&gt;erin?e vertrekt favoriet, doch ons elftal, dat de goede carburatie schijnt gevonden te h'bben. zcti w*-l kiinpfi zorgen vocir dr verrassine! De opkomst zal natnurJüV h-H troont zijn en wij doen een oproen a?n de talrijk» supporters, opdat zü sportief en fair hunne lievelingen y-ouden aanmofdieen, opdat deze bï-lanür'if'e wedstnj'1 van alle incidenten «^» mogen gespaard blijven. JESKA. Het is nu algemeen bekend in leper en omliggende gemeenten dat het eerste groot karnavalfeest van de Neuzen-sektebroeders doorgaat op zaterdag 15 februari 1958 in de zaal LJdo, DHondtstraat, leper. Alles wijst er thans reeds op dat dit Neuzen-sekten-bal het grootste en meest plezante gekostumeerd karnavalbal wordt van gans het seizoen. Niet alleen mag stellig worden gerekend op de aanwezigheid van een zeer groot .¦„rtal gekostumeerden doch alle aanwezigen worden reeds aan de ingang gratis c gemaskerd • om aldus op passende wijze in de karnavalronde te kunn;" treden. Iedere dochter van Eva wordt bij de ingang gratis in het bezit geffld van een oogmasker terwijl de ar.r &gt; zonen van Adam een stevige nieuv.\! f neus * gratis wordt aangeboden. Wf'er krijgt iedereen gratis een neusdoeK waarop f zijn » nummer staat voor ae prachtige verrassingstombola die aan alle aanwezigen wordt aangeboden. Onder de gekost um eer <text:soft-page-break/>den wordt Prins Karnaval 1958 verkozen en daarna op plechtige doch natuurlijk karnavaleske wijze gekroond. Aan c alle i gekostumeerden wordt een luimig herinneringsdiploma &lt; Karnaval 1958 &gt; uitgereikt. Zij nemen daarbij nog kosteloos deel aan een reuzetombola met talrijke prachtige prijzen speciaal bestemd voor de gekos-i tumeerden. Het befaamd c Olympia show ensemble ï zorgt voor de muziek en de jolijt! Liefhebbers van serpentins, confetti, cotillon, enz., zullen insgelijks niet worden ontgoocheld. De ingangsprijs bedraagt slechts 20 F. 15 februari 1958: lepers Kamavalhoogdag!... en brengen U het volledig programma der feestelijkheden. Pensioen. We vernemen dat er op Zondag 1 Augustus, van 9 tot 11 u. zitdag ten gemeentehuize zal gehouden worden om de pensioenbijdragen, betreffende de verlopen Julimaand te innen. Onze Studenten aan de Eer. Zoals beloofd is het deze week de beurt aan onze vrouwelijke studenten, om hun vele prachtige uitslagen voor. te leggen en te bewijzen dat ?e voor de studenten van verleden week, zeker niet moeten onderdoen: — Jufl'r. Paula en Maria Gadeyne behaalden te Antwerpen h"un einddiploma van ziekenverpleegster niet Grote Onderscheiding, — Juf. Maria Grymonprez, voleindigde haar studies aan het O. L. Vr-ten Bunderen-pensionaat, met de Grootste Ond. —- Juf. Depoorter Francine, Pensionnat des Soeurs grises, te Wervik, 1* Handel, 10* op 24 leerl., met 72 %. —. Juf. Bartier Jenny, Beroepïschool, Zusters ,vaii"Liefdèvart Maria, te Wervik, 3" Middelbaar, 1* op 20 leêrl., met -*- Juf.; peeonyjiek Maria,Ecple pror fessionnelle 'des Dames de Marie, Moeskroen, 2" jaar, 8° op 23. leerl. in de Alg. Vakken met'65 % en 6" in de naai- en snijkunst op 23 leer. met 80 %. — Juf. Paula Dedecber, St-Elizabeth-Gesticht, Nieuwkerke, 1" Middelbaar, 3" op 18 leerl., met 90 %. — Juf. Desomer Aghes, Kostschool Heule, Voorbereidend jaar, 5' op 18 leerlingen, met 82 %. — Juf. Gardoen Georgette, Pensionnat St-Charles te. Lowingen, Voorbereidend jaar, 9».op 32 leerl., met 82,5 %, Aan onze flinke Studenten en hun Ouders: een hartelijk proficiat) De Fransche Ministerraad keurde eenparig de verklaringen van Maarschalk Pétain en Minister Laval goed. Rljkskanselier Hitler, na tijdens zijn verblijf in bezet Frankrijk de Fransche President van den Ministerraad H. Laval te hebben ontvangen e» een ontmoeting te hebben gehad met Generaal Franco, had op Donderdag 24 Oktober ook een ontmoeting met het grijze Fransche Staatshoofd Maarschalk Pétain. De Duitsche Minister van Buitenlandsche Zaken, H. van Hibbentrop, evenals de H. Laval, woonden het onderhoud bij dat volgde tusschen de beide Staatshoofden. De ontmoeting had plaats In een klein plaatsje van het bezet Fransch gebied. Aan Maarschalk Pétain werden groote eerebewijzen betoond. Herhaaldelijk werd hem de eere bewezen door gewapende afdeelingen en bij zijn aankomst in gemeld plaatsje werd hij aan zijn trein opgewacht door den Fuhrer, buiten dezes wagen. De besprekingen hadden dan plaats in den salonwagen van Kanselier Hitler. Bij het vertrek werden eveneens de wapens geboden. Wat de uitslag dezer besprekingen is geweest, werd met bekend gemaakt. Algemeen werd de meening uitgedrukt dat deze ontmoeting van een historische beteekenis is en een nieuw tijdperk inluidt voor de toekomst zoowel van Frankrijk als van Europa. Voor den Franschen Ministerraad hebben Maarschalk Pétain en H. Laval verder verklaringen afgelegd omtrent hun ontmoeting met den puhrer. Wat ze zijn, weten we niet, alleen weten we dat deze verklaringen met eenparigheid van stemmen werden goedgekeurd. Uitslagen van de Tuindagwedstrijd, ineericht door de Fronthengelaars met de medewerking van het lepers Stadsbestuur, op vrijdag 15 augustus in het Icperleekanaal te leper. Algemene reeks : 1. Vanneste Noël, Verenigde Lijnvissers Boezinge 1033 p. ; 2. Dewilde Willy, Lustige Lijnvissers, leper :it&gt;5 p. ; 3. Denys Gaston, Ploegsteert 346 p. : 4. Verhooghe Gilbert, Verenigde Lijnvissers, Boezinge 288 p.; 5. Depoorter Lucien. Verenigde Lijnvissers, Boezinge 274 p. ; 6. Ameel Norbert. Even Geduld, Lich-Urvelde 119 p. ; 7. Covemaeker Noël, Lustige Lijnvissers, leper 114 p. ; 8. Muylle Emiel. Lustige Lijnvissers, leper 108 p. ; 9. Capelle Agnes, De Karpel, Veurne, 91 p ; 10. Platteeuw Jackie, P.T.T.-hengelaars, leper 63 p. ; 11. Candeel Walter. Lustige Lijnvissers, leper 61 p. ; 12. Muylle Lucien, Lustige <text:soft-page-break/>Lijnvissers, leper 55 p.; 13. Landerwyn J.-P. 54 p. ; 14. Dejonghe J.-P., N'oordvissers, Adinkerke 47 p. ; 15. Dujardin Johan, Lustige Lijnvissers, leper 46 p. ; 16. Muylle Prudent (Sr) Lustige Lijnvissers. leper 45 p.; 17. Vanoverberghe André, Verenigde Lijnvissers, Boezinge 45 p. Erereeks : 1. Verenigde Lijnvissers, Boezinge 10 p.; 2. Lustige Lijnvissers, leper 17 p. Uitslag tombola: 4177 5608 2417 2413 4537 4109 5345 1222 5267 3576 5501 1527 4329 5249 1272 1545 3291 1205 2459 2211 4646 2331 1457 2696 1291 1430 5666 2291 2228 2560 3242 De prijzen dienen afgehaald ten laatste op 30 september 1969. Nadien blijven zij eigendom van de inrichters. DE NIEUWE AU T«B ONIVERSAl.CAtt modellen 1928, 11 lift verbruiken 7 tot 8 liters per ~ Voor alle inlichtingen zich we Garage Davos &amp; Dewa Tel 55 Meenenooort YPER. HORLOGEN JUWEELE* VAN LED Boterstraat, 6, YPER. De schoonste keus. De genadigste p In de Pappl HUIS AIME GRUWEZ Moden-artikelen in 'tGroö Kleerstoffen, Witgoed, Merceriiiy Sajetten, enz. * W Specialiteit van Gorctijne en gemaakte Stoops. FOURRUREN - HERSTELLIN&lt;3j Telefoon 60 Yper -; 2 - 4, Boterstraat YPEI|J dicht bij de Halle bmbmbh ' HOTEL CONTINENT Ev. BAETE-TONNON Statieplaats — YPER — Pl.delaSt Lokaal: — Local: C. S, Y. K. H. M. Y. - E.CY. - C.P Koud Buffet — Buffet fro aan alle uren. a tout heure. Gekende Wijnkelder - Cave renom Breuke GENEZING van allé? van BREUK, ZAKffi VERPLAATSING INGEWANDEN- '1 UITSTGR|| .en alle gebrek vatt-, I lichaamsdeelen, dooöl 'nieuwe GEBREVEÏ DE toestellen van d« DIPLOMEERDEN .„ cialist Breukmeester . ,«™ Albert DUMONCÉÜ BREVETEËRD, B DIPLOMAS, GOUS MEDALIES. Deze «^' I 11 !.._.' of ZIJ VEEREN, «oa« GUMMIE of ELASTSBÏi worden dag en nacm ~" voor alle werken .zQ§ eenig ongemak g-edrag*»;'! Weerhouden onder zaSiH REGELMATIGE Ir»''. king alle breuk, doiet ii| alle WAARBORGE ; passing- en allen uiïl kosteloos in de VLAAMSCHE TAAL, Ü 9 tot 2 uur te : " ^ YPE R de I"Zaterdagv. iederemaaiè - in « Hotel du Nord» . Statie*"^ van 8 tot 6 uur. ; &gt; Kokelaarstraat, 3 '. BIJZONDER HUIS te BRÜSSfiÖ 65-67, Rue de la Meuse, 65-67. -,;. Gandhi tegen de Missies ? MADRAS (Indië). Agentia Fides. — De verklaringen die Gandhi op 21 Maart 1.1. aan enkele dagbladschrijvers aflegde hebben veel beroering en onrust veroorzaakt in de katholieke Indische middens. Een dagbladschrijj/er vroeg aan Gandhi of hij vreemde missionarissen in Indië zou dulden, wanneer zijn land eens onafhankelijk werd. Ziehier wat de Mahatma antwoordde: Indien de missies zich niet bepaalden tot humanitaire en liefdadige werken, maar godsdienstpropaganda maakten in hun scholen en hun hospitalen, zou ik niet aarzelen ze het land uit te wijzen. Voor een land zijn alle autochtone godsdiensten goed en de godsdiensten van Indië zijn bijzonder goed aangepast aan het volk. Wij hebben er geen nood aan, geestelijk bekeerd te worden. Praktisch wil dit dus zeggen, dat Gandhi met missionarissen in Indië niets doen kan, wijl hun doel niet humanitair maar geestelijk is. Niettegenstaande die bedreiging zullen de missionarissen hun bekeeringswerk voortzetten, hoe groot ook moeilijkheden en tegenkantingen zouden zijn. Toch werpt die uitlating van Gandhi een nieuw licht op de wondere mentaliteit van den modernen, Indischen intellectueel. Hij beschouwt het Kristendom als een btttfeniandscAen godsdienst, een kracht ter denationaliseering. Eenerzij &lt;5s staat hij vol bewondering voor de katholieke moraal, anderzijds verzet hij zich tegen de verspreiding van katholieke dogma, t.i.z. legen elke bekeering. Niettegenstaande 'Ie vele koersen in het omliggende betwist, kwamen drie en twintig reniiers hun rugnummer afhalen. : , Van meet af werd er rap gereden en tie eerste aanval werd uitgelokt door Georges Ollevicr. De groep liet echter niet begaan en in de tweede ronde sleurden Vuylsteke Roger en Ovenberghe Gerard alles uiteen. Van dan af werd het een opwindende jacht tussen drie groepjes, die elkaar op korte afstand volgden. Op kop vonden wij Vuylsteke en Ovenberghe, op 80" Jacob en Novelle, op 1' Deweerdt. Cliet, Delbaere en Quartier; dé andere renners volgden verder afgescheiden. Tussen de drie voormelde groepjes werd een vinnige strijd gestreden.. Cloet, Delbaere en Quartier; de angroep 3 en gedurende dë laatste ronde moest Ovenberghe, Vuylsteke alleen laten gaan en werd zelfs voorbijgesneld door Jacob,, die <text:soft-page-break/>een ^rachti^e wedstrijd reed en eveneens Noyelle in de steek had gelaten; deze werd zelfs voorbijgestoken door Deweerdt en Delbaere, die beiden hardnekkig achtervolgden. De beker, geschonken door «Het Wekelijks Nieuws», werd gewonnen door Willy Jacob. De uitslag: 1. Vuylsteke Roger, 74 km. in 2 u. 14'; 2. Jacob Willy, op 300 m.; 3: Ovenberghe Gerard, on 4F,"; 4. Deweerdt Sadi, op 1', 15"; 5. Delbaere Marcel: 6. Noyelle André; 7. Cloet Jozef; 8. Quartier Maurice; 9. D'Herck Michel; 10. Vandeportael Jan; 11. Degryse Roger; 12. 'Bruneel Richard; 13. Guytinck Ferdinand; 14. Kesteman Maurice; 15. Cordier André. 'riöftb *E&amp;eniewgilde «De Vrijbosvink » i was Zondag in feest ter gelegenheid van de plechtige inwijding van haar prachtig -=—-y vaandel. De ledea van de vereni-Mverden'tfoor hét gemeentelijk mu-. :o?ps aan hun lokaal afgehaald om Ugewijze op te trekken naar de parochiekerk waar te 10 uur een plechtige HttSOBtt werd opgedragen. Tijdens de Dienst werd. jbetjnjeuw» Vaandel gewijd door E. H. Cornells. Pö'stoor van Lange-MtrK^ Aïs iteeter trad Mevr. Albert Definite op. terwijl dhr = Banlel Delhem uit per peter was. ' _ _ i ' Na'de kerkelijke plechtigheid werden! v«e rwinkenfijh; ontvangen ten gémeenteliie. Door d« Burg^neester werd «en rte rede van gelukwensen jfitges '— waarna Luitenant Verstraete üit ¦ ' ke.. afgevaardigde van 4e Belgische Vinkeniersbond pp zijn beurt een redevoering hield Hij wees er op dat dit nieuwe vaandel een symbool moet rijn van de vriendschap, de genegenheid en de wederzijdse verstandhouding onder de )eden van de gilde. Na een dankwoord van dhr. Apotheker Albert Delaoote, «revoorzitter van de Gilde, werd een ere-Wijn geledigd. ¦..-.. L. De feestvierenden trokken vervolgens 'mmr hun lokaal waar hen te 13 uur een Jeestdis voorgeschoteld werd. Onder de | Aanwezigen dienen we nog ie vermelden. !de hh. Aliens Maes uit Boezinge en Je-WWe Jacques «it Poperü»ge, re«peetieveli&gt;K gewestleiders van. leper en Poperine.- , -¦,,. .... - .&lt; B. De fmatvief«Mte 'vtakenianciMe «De Vrijbosrink». KREDIETBEPERKING intrest 7,50 % op 25 en 30 jaar laat uw zaak door ons onderzoeken leent bij ons voorlopig 100.000 tot 200.000 fr. Hypothecaire raadgever : Ludwig Cryson Moorslede Tel. 051 776.99 Bureel open voormiddag; thuisbezoek op aanvraag. VOORAL ' VLOTTE AFWERKING. (38967) VONNISUITTREKSEL FAILLISSEMENT Bij vonnis van 8 oktober 1969 heeft de Rechtbank van eerste aanleg te IEPER, dienstdoende handelsrechtbank, in staat van faillissement verklaard op bekentenis de genaamde : STRUYVE Jean-Pierre, echtgenoot Viaene Jenny, geboren te leper op 25 mei 1944, etalagist. binnenhuisdecorateur, handelaar; handelsregister leper nr. 22.962, wonende te leper, Tempelstraat 14. van Belgische nationaliteit. Tot rechter-commissaris werd aangesteld de heer Rechter M. Saverys. Curatoren : Meester Cyriel PEENE, advokaat te leper. Elverdingestraat 3; Meester Laurens STUBBE, advokaat te leper. Menensteenweg 60. Datum staking van betalingen : 8 april 1969. Nederlegging schuldvorderingen vóór 28 oktober 1969. Nazicht der schuldvorderingen ter gehoorzaal van zelfde Rechtbank, Grote Markt. leper op : 7 november 1969, te 14.30 uur. Betwistingen vóór de Rechtbank : 19 november 1969 te 9 uur. Voor eensluidend verklaard uittreksel, afgeleverd aan de curatoren ten .einde inlassing. leper, de 8 oktober 1969. De griffier. A. DUYCK. &lt;38936&gt; — Tijdens ds grote wapenschouw van 21 Juli te Brussel, werd door zware tanks aanzienlijke schade aangericht aan de bestrating der stad. Het stadsbestuur zou hiervoor van het Ministerie van Landsverdediging niet minder dan 1,5 mlllloen schadeloosstelling eisen. — Notaris Quaevlleg, uit Maastricht, en zijn medereizigers, die enkele maanden geleden met de yacht «President Robert» op de vlucht sloegen voor de Russen &lt;!) 1b aan het einde van zijn avontuur gekomen en heeft met platte beurs de terugreis ondernomen, — Tijdens een zwaar onweder boven da Portugees provincie Beinten werden vier personen door de bliksem gedood en vier zwaar gewond. In de landbouw werd aanzienlijke schade aangericht. — Sen sprlngstoflading, voortkomend van een R.A.F, vliegtuig dat In nood zich van zijn lading moest ontmaken, is op drift in de Middellandse Zee, tussen Griekenland en Lyblë. Alle schepen werden gewaarschuwd en »peciaio eenheden hebben opzoekingen •— Zoals het niQ6R&amp; men «Mhonden «• e maanden JuU-Au«uitU*, 'Stiet uit LUlo werdéa <text:soft-page-break/>Mr la «•«!,-w«ek vier g«aohotèa, oj». «w» t»B lengte, met een getrtoht Vib 300* — Ben «-JM1I» ktwl kerk* had met «Un m« dat WJ vtó d» | ^ kanaal bou bi)dl stout stukje alt. ZÏji wiWIertW* sloegen op d» vluch* «a o»*n %» slechte op het nippertje htt Wad TM* den. Zaterdag: 25 Augustus 1951. 607 Kgr. boter verkocht aan 80 a 85 fr. het kgr. 159 Stuks groot vee, 4 stuks klein vee; totaal 163 stuks. BIJ DE VUÜRKRUISEN Landelijke Vuurkruisenbetog-ing. — Zoals verleden week reeds gemeld, heeft in de stad Aalst op 2 September ajs., ter gelegenheid van de verjaring van de bevrijding der stad, de grote Landelijke Vumrkruisenbetoging plaats in het teken van de Verbroedering en Nationale Eendracht. Vuurkruisen, alwie kan., daar naartoe. Welverdiende dank. — Het Provinciaal Oomité van het Nationaal Werk voor Oudstrijders, Weggevoerden en Politieke Gevangenen, heeft haar bijzondere dank overgemaakt, aan de Ieperse Afgevaardigden, de Heren Quaghebeur Maurice, Adj. Masscheleinlaan 16; Dekeersmaeker Theo, Menenstraat 6, en Worme Marcel, Gevangenisstraat 6, voor lecte van het Bloempje van het N.W.O.S., gehouden in onze stad op 21 en 22 Juli laatstleden. Koningin Astrid-hulde. — Ter gclegenheid van de 16" verjaring van het afsterven van onze geliefde Vorstin Astrid, wordt op morgen, Zondag 2 September, een bloemenhulde gebracht aan toet gedenkteken in het Astridpark. Wij doen dan ook een dringende opcoep tot onze leden om voltallig hieraan deel te nem-en. Vergadering in ons lokaal te 10.15 uur. VuurkrjiMQ. vreest op post. &lt; « De Jonge Azen van het lepersche » ceschonken door « DE PATERNOSTER » lener Zondag werd de reeks wedstrijden ingezet. Meerdere kampen werden afgelast wegens cnbespeelbaarheid van het terrein. Dikkebusch-Pinosport Vlamertinge ging door : 1-13. Dikkebusch — Pinosport Vlamertinge 1—13 Pinosport wint den opgooi en kiest windvoordeel. Aanstonds trekt Pinosport ten aanval en na tien minuten doelt M. Logie met prachtshot. Enkele minuten daarna kopt Cauliez Nr 2 binnen. Steeds wordt Dikkebusch ingedrukt, en achtereenvolgens doelen nog Cauliez, Logie, en Masschelein. Aan de rust: 5-0. Pino trekt weerom ten aanval en op 5 minuten wordt tweemaal gedoeld. Plots breekt Dikkebusch door, en Tancré Jerome — die prachtig spel levert — doelt het eenige punt, aldus de eer reddend. Pino zal nog doelen langs Logie, Cauliez, (2) en Deplacie. Pino sport wint met 13-1, en was in overgroote meerderheid op de lichter-vallende Dikkebusch-ploeg. Kampen voor Zondag 36 Januari : White Star B — Racing leper. Red Star B — Houthem. Dikkebuseh — Zillebeke B. Vlamertinge — Zandvoorde. N. B. — Zondag 26 Januari in het lokaal van Red Star leper (De Mande, Bascule, leper), te 10,30 uur bespreking met de afgevaardigden der deelnemende clubs. Uitreiking der kalenders. MALO. Naar hetgeen wij in de dagbladen lezen heeft de Heer Merlot, minister van Openbare Werken en Werkverschaffing, besloten drie raadgevende commissies te benoemen. De eerste zal zich bezig houden met het graven .eener vaart van Charleroi naar de zee. langs Brussel. De tweede zal voor taak hebben zich onledig te houden met de werken in het Ypersche uit te voeren en met het vraagstuk van het oud kanaal Yper-Komen. De derde commissie zal het vraagstuk van het nijverheids- en drinkbaar water, door de barrage van de Vesder verwekt, moeten bestudeeren en ook de kwestie der zuivering van het water in de streek van Verviers onderzoeken. Deze commissies zullen binnen kort aangesteld worden en hunne verslagen zoo spoedig mogelijk indienen, ten einde het ministerie in de mogelijkheid te stellen snel tot de practische verwezenlijking dier werken over te gaan. Voor &lt;mt bijzoitderlijk betreft de commissie die het herstel der vaart Yper-Komen zal moeten onderzoeken, hopen wij dat de mandatarissen onzer streek, die daarmee zullen belast worden. de belangen van Yper en van gansch de verwoeste gewesten zullen weten te verdedigen zooals het behoort en zooals wij het gerechtigd zijn dit van hen te verwachten. Toneelnieuws. _)e plaatselijke toneelkring «Opgeruimd en BMj » tasmt *t tonaeteeizoen voor 'de tweede maal op 4e planteem in de patronaatzaal op Zondag en Maandag 26 en 27 Februari. Ze voeren x&gt;p liet drama «Schip ia Ncrod», alsook &lt;de tJöMe Mucht «De dubbele imoord &lt;ran J»hmb*. Heden raaeten wilj oök lift veaiheH-geade nieuws mededelen dat te beurt gerollen is «jan t*ree wm 'on^e &lt;K5n««9-<text:soft-page-break/>spelers: Bej'e Antoon werd benoemd tot iKJofdondt'rwljzer -em liepla Pcfl tot onderwijBer ira &lt;Se geiweeubescfeool. Bij deze .gelegenheid .biedt d&gt;e toneellaing «Opgeruimd .en Elij» iarteliike gelukwenssH \aan iuia speélciaKkei's .en tneSde families. ïCaarlens nieuws. Uitslag van de pxy&amp;kaarling ïn itfï UMfiilUeD, gahqutJen in de lierber,? « De Iielie », "bij Desend«ir Caoliel, x^ Zondag l^-^-^ai), 68 deelnemers: 1. Deüoaene Jozef, leper - V£rtia,d£ Michel, Boeztoge; 2. Bulcaen Eric, Boezinge - Ameele Mawrlts, Boeünge; ¦3. Decupere JözeiE, Boeztage - Desot Henri, Boezinge.; 4. Vandamme fiEenri Brielen - Debsuf Robert, Boezinge; 5. Vanoverberghe Aadré, Brielen -Helsen Alois, Boezinge; 6. Verkeyn Rücael, Boeraige - Verbekë Preflerïk, Boessing*; 7. GrimawnpreE Jerome, Boezinge - Crombez Sylwer, Boeeine. Op Zondag 4 Mei richt het Algemeen Nederlands Verbond een plechtige Van Riebeeckherdenking in, ter gelegenheid van de 300° verjaardag van de stichting van Zuid-Afrika door de Nederlandse kolonist Jan Van Eiebeeck. Deze feestzitting gaat door in de feestzaal van het stadhuis te Kortrijk en vangt aan te 20 uur. Met de medewerking van de Ambassade van de Unie van Zuid-Afrika en in samenwerking met het Davidsfonds, het Vlaams Economisch Verbond, de Vlaamse Toeristenbond, het Clu-istelijk Vlaams Kunstenaarsverbond en het Algemeen Nederlands Zangverbond wordt onderstaand programma aangeboden: — Boodschap door dhr Momberg, Attaché bij de Zuid-Afrikaanse Ambassade; — Toespraak door dhr Dr J. Broekman, Secretaris van de Nederlands - Zuid-Afrikaanse Vereniging te Amsterdam; — Uitvoering van Zuid-Afrikaanse liederen door het koor «Andleie» onder leiding van dhr J. Lepeer; — Declamatie van Zuid-Afrikaanse gedichten door Mej. R. De Wet-Momberg; — Vertoning van de film «Suid-Ai'rika 300 jaar ». TOEGANG VRIJ EN KOSTE-LOOS VOOR IEDEREEN. Aan iedere aanwezige wordt dooide Ambassade van Zuid-Afrika gratis een prachtige en uitgebreide brochure over Zuid-Afrika aangeboden. Lokaal café &lt;&lt; DE VALK », Bijselstraat 1&lt;M bij August Lesage. Nogmaals komen wij onze supporters te danken voor het betrouwen dat ze hebbei gesteld in onze club in het verlopen seizoen ; daar het nog slechts een paar Zondagen betreft vooraleer onze ploeg zich in het gelid zal stellen, om het nieuw kampioenschap, nu in Promotie, te betwisten doen wij een oproep tot onze supporters : maakt U lid van Sint Pieters Boven, om onze jongens op die harde verplaatsingen te gaan aanmoedigen. De prijs van het lidgeld werd vastgesteld op 50 fr. Lidkaarten zijn bij de bestuursleden en in het lokaal te bekomen. Zoals alle supporters weten, is er ook een Pronostiekwedstrijd die zal doorgaan volgens het puntenstelsel. en die U tevens zal toelaten wekelijks een prijs te winnen met de juiste uitslag. Supporters, talmt niet. en laat U vandaag nog inschrijven. Op Zaterdag 28-8-1954 zal er om 20 uur een algemene vergadering gehouden worden die volgens jaarlijks gebruik zal besloten worden met het herkiezen van drie rieuwe bestuursleden. Dus leden, allen op post. Zaterdag om 20 uur in het lokaal café « De Valk ». Rijselstraat HET BESTUUR Onze Katholieke Volksvertegenwoordiger Heer BRUTS4ERT, heeft Woensdag ia de Kamerzittiag, tijdens de bespreking van het wetsontwerp, betreffende de Akademische Lieden, de aandacht der Kamer gevestigd op den kritischen toestand van de tandheelkunde in België. In andere landen heeft deze kunde den vooruitgang der wetenschap gevolgd. Vroeger moesten de kandidaten-tandartsen twee jaar stage doen bij een prakticijn en vervolgens een degelijk ex aam afleggen. Tegenwoordig j kent men deze ge wettigde strengheid niet meer, en het beroep is overstelpt door een menigte lieden, die als tandartsen, niet de voldoende waarborgen opleveren. De herinrichting van degelijke exaams dringt zich bijgevolg op. Men kan, voor gepaste maatregelen, eens nagaan wat er in andere landen wordt gedaan. De regeering moest de diplomas van tandarts homologeeren. Onze Kath. Senator Hee' MULLIE, vroeg in het Senaat de afschaffing der overdrachttaks van uitvoer. Hij toonde aan dat de landbouw de bijzonderste tak van de nationale nijverheid is en bewees terecht dat hij op gelijken voet met de nijverheid dient behandeld te worden KOSTELOZE PRONOSTIEKWEDSTRIJD VAN ZONDAG 18 JANUARI A. S. Oostende — A. A. La Gantoise S. K. Beveren W. — F. C. Brugge S. K. Roeselare — S. C. Menen Kortrijk Sport <text:soft-page-break/>— Exc. Moeskroen .... K.V.C.S. leper — S. K. Hoboken .... F. C. Torhout — F. C. Izegem F. C. Houdeng — F. C. Meulebeke . . Knokke F. C. — S. V. Blankenberge .... S. V. Loppem — W. S. leper Winkel Sp. — Kuurne Sp. (1) Flute in dew-kotom: Het nummer l al* U de thuisploeg gewonnen geeft. Het nummer t als U de bezoekende ploeg gewonnen geeft Het teken X als U een draw voorspelt. Juiste 1«B-1 mms; jabto X - t iT ••••••••*•• Naam en voornaam Straat en Nr Gemeente (In blottatten* (Door deelnemer te bewaren) V 20 « HET YPERSCH NIEUWS » A. S. Oostende — A. A. La Gantoise . . S. K. Beveren W. — F. C. Brugge S. K. Roeseiare — S. C. Menen . Kortrijk Sport — Exc. Moeskroen K.V.C.S. leper — S. K. Hoboken F. C. Torhout — F. C. Izegem . F. C. Houdeng — F. C. Meulebeke Knokke F. C. — S. V. Blankenberge S. V. Loppem — W. S. leper Winkel Sp. — Kuurne Sp | Hoeveel deelnemen miles deae week het bootste aantal ponten Itrhalw T , Den Notaris LAGAE van Heule, daertoe in regte benoemd, zal openbaerlyk te koop veilen, met tusschenkomst van den Notaris BUYSENS, te Gulleghem, en ten overstaen van den heer Vrederegter, des <text:s/>kantons Moorseele, de volgende PATRIMONIELE GOEDEREN 1° Eene BIERBROUWERY <text:s text:c="2"/>met M Woonhuis, Remisen, Stallingen en ver- JLdere gerieflykheden, en <text:s/>12 aren 32 c. Grond, gelegen te Heule watermolen. Ingesteld <text:s/>2460 franks. 2° Een <text:s/>schoon gerieflyk <text:s/>WOONHUIS en 2 hectaren 47 aren 36 centiaren Erf, gelegen te Sinte Catharine-Kappelle. Ingesteld <text:s/>10,575 franks. 3° Een HUIS en 13 aren 50 centiaren Erf, gelegen als vooren. Ingesteld 1450 franks. 4° Eene allerschoonste HOFSTEDE, Igroot 37 hectaren 55 aren <text:s/>50 cent., JFgelegcn te Heule, wyk Sinte Calharine- Kappelle. Ingesteld 117,400 franks. En 5° Eene schoonc HOFSTEDE en i WOON-HUIZEN, gelegen te Iseghem, wyk Boschmolens, groot 6 hectaren 88 aren 07 centiaren. Ingesteld 52,260 franks. OVERSLAG, Dyssendag \7 Juny 1862, om 2 ure na middag, ter herberg De Oude Fortuin-, bewoond by Bruno Maes, te Hcule, Meensvoorgeborgte der stad Kortryk. GODSDIENSTIGE KRONIJK. De genaamde Desgrands,pastor van Meys (bij Lyou) priester sedert twee en twintig jaren, is gestraft geweest door de rechtbank van Lyon lot zeven jaren gevang. Deze geestelijke herder had bij zijne fonctien van pastoor deze van financier gevoegd, en,misbruikende van den invloed dien hij op de armen van geest had, hij deed hem 't gespaard geld van de boeren en dienstmeiden behandigen en speelder met die fondsen voor zijne eigene rekening, (op ?e Zampers), Om zulks te duiken, had hij verschillige valsche schriften begaan en onder andere, om zich het bezit toe te eigenen die hij alreeds verkocht had, Desgrauds had afgeleverd bij een notaris van Tarare, een nieuwen akt van verkoop ten zijnen profijte, welken akt gansch door hem geschreven en gehandteekend was. — Den deficit bevatte 40,000 franken. <text:s text:c="3"/>'¦' Men heeft in de pleitzaal zien defileeren de talrijke arm» vrouwen die hij geruïneerd heeft; het zijn bijna al dienstboden die sedert tien jaren al hun gespaard geld aan deuzelfdeo schork vertrouwd hadden. Nög 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meta:initial-creator>
    <meta:creation-date>2015-08-02T17:12:39.230659332</meta:creation-date>
    <dc:date>2015-08-02T17:58:58.472558461</dc:date>
    <dc:creator>Max </dc:creator>
    <meta:editing-duration>PT31M8S</meta:editing-duration>
    <meta:editing-cycles>2</meta:editing-cycles>
    <meta:generator>LibreOffice/4.3.3.2$Linux_X86_64 LibreOffice_project/430m0$Build-2</meta:generator>
    <meta:document-statistic meta:table-count="0" meta:image-count="0" meta:object-count="0" meta:page-count="32" meta:paragraph-count="3" meta:word-count="22371" meta:character-count="140443" meta:non-whitespace-character-count="117634"/>
  </office:meta>
</office:document-meta>
</file>